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Arial, sans-serif"/>
    <style:font-face style:name="Helvetica" svg:font-family="Helvetica, Arial, sans-serif"/>
    <style:font-face style:name="Lohit Devanagari1" svg:font-family="'Lohit Devanagari'"/>
    <style:font-face style:name="Roboto" svg:font-family="Roboto,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76cm" fo:margin-left="0.037cm" table:align="left" style:may-break-between-rows="true" table:border-model="collapsing"/>
    </style:style>
    <style:style style:name="Table1.A" style:family="table-column">
      <style:table-column-properties style:column-width="2.408cm"/>
    </style:style>
    <style:style style:name="Table1.B" style:family="table-column">
      <style:table-column-properties style:column-width="6.562cm"/>
    </style:style>
    <style:style style:name="Table1.C" style:family="table-column">
      <style:table-column-properties style:column-width="3.307cm"/>
    </style:style>
    <style:style style:name="Table1.D" style:family="table-column">
      <style:table-column-properties style:column-width="2.699cm"/>
    </style:style>
    <style:style style:name="Table1.E" style:family="table-column">
      <style:table-column-properties style:column-width="2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A10"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2.408cm"/>
    </style:style>
    <style:style style:name="Table3.B" style:family="table-column">
      <style:table-column-properties style:column-width="7.303cm"/>
    </style:style>
    <style:style style:name="Table3.C" style:family="table-column">
      <style:table-column-properties style:column-width="3.096cm"/>
    </style:style>
    <style:style style:name="Table3.D" style:family="table-column">
      <style:table-column-properties style:column-width="1.646cm"/>
    </style:style>
    <style:style style:name="Table3.E" style:family="table-column">
      <style:table-column-properties style:column-width="2.561cm"/>
    </style:style>
    <style:style style:name="Table3.A1" style:family="table-cell">
      <style:table-cell-properties fo:padding="0cm" fo:border="none" style:writing-mode="page"/>
    </style:style>
    <style:style style:name="Table3.40" style:family="table-row">
      <style:table-row-properties style:min-row-height="1.027cm"/>
    </style:style>
    <style:style style:name="Table4" style:family="table">
      <style:table-properties style:width="16.907cm" table:align="left"/>
    </style:style>
    <style:style style:name="Table4.A" style:family="table-column">
      <style:table-column-properties style:column-width="1.492cm"/>
    </style:style>
    <style:style style:name="Table4.B" style:family="table-column">
      <style:table-column-properties style:column-width="2.715cm"/>
    </style:style>
    <style:style style:name="Table4.C" style:family="table-column">
      <style:table-column-properties style:column-width="2.044cm"/>
    </style:style>
    <style:style style:name="Table4.D" style:family="table-column">
      <style:table-column-properties style:column-width="2.473cm"/>
    </style:style>
    <style:style style:name="Table4.E" style:family="table-column">
      <style:table-column-properties style:column-width="2.184cm"/>
    </style:style>
    <style:style style:name="Table4.F" style:family="table-column">
      <style:table-column-properties style:column-width="2.189cm"/>
    </style:style>
    <style:style style:name="Table4.G" style:family="table-column">
      <style:table-column-properties style:column-width="1.812cm"/>
    </style:style>
    <style:style style:name="Table4.H" style:family="table-column">
      <style:table-column-properties style:column-width="1.998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2.429cm" style:rel-column-width="9361*"/>
    </style:style>
    <style:style style:name="Table5.B" style:family="table-column">
      <style:table-column-properties style:column-width="2.429cm" style:rel-column-width="9363*"/>
    </style:style>
    <style:style style:name="Table5.C" style:family="table-column">
      <style:table-column-properties style:column-width="2.429cm" style:rel-column-width="9362*"/>
    </style:style>
    <style:style style:name="Table5.A1" style:family="table-cell">
      <style:table-cell-properties fo:padding="0cm" fo:border="none" style:writing-mode="page"/>
    </style:style>
    <style:style style:name="Table5.E7" style:family="table-cell" style:data-style-name="N0">
      <style:table-cell-properties fo:padding="0cm" fo:border="none" style:writing-mode="page"/>
    </style:style>
    <style:style style:name="Table5.11" style:family="table-row">
      <style:table-row-properties style:min-row-height="1.032cm"/>
    </style:style>
    <style:style style:name="Table5.B11" style:family="table-cell">
      <style:table-cell-properties style:vertical-align="middle" fo:padding="0cm" fo:border="none" style:writing-mode="pag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style:min-row-height="0.503cm"/>
    </style:style>
    <style:style style:name="Table9.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D" style:family="table-column">
      <style:table-column-properties style:column-width="6.8cm" style:rel-column-width="26214*"/>
    </style:style>
    <style:style style:name="Table2.A1" style:family="table-cell">
      <style:table-cell-properties fo:padding="0cm" fo:border="none" style:writing-mode="page"/>
    </style:style>
    <style:style style:name="Table6" style:family="table">
      <style:table-properties style:width="17.013cm" fo:margin-left="0cm" table:align="left"/>
    </style:style>
    <style:style style:name="Table6.A" style:family="table-column">
      <style:table-column-properties style:column-width="9.102cm"/>
    </style:style>
    <style:style style:name="Table6.B" style:family="table-column">
      <style:table-column-properties style:column-width="7.911cm"/>
    </style:style>
    <style:style style:name="Table6.A1" style:family="table-cell">
      <style:table-cell-properties fo:padding="0cm" fo:border="none" style:writing-mode="page"/>
    </style:style>
    <style:style style:name="Table6.6" style:family="table-row">
      <style:table-row-properties style:min-row-height="0.54cm"/>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style:writing-mode="page"/>
    </style:style>
    <style:style style:name="P1" style:family="paragraph" style:parent-style-name="Standard">
      <style:paragraph-properties fo:text-align="center" style:justify-single-word="false"/>
      <style:text-properties fo:font-weight="bold" officeooo:rsid="000e517b" officeooo:paragraph-rsid="002c1969" style:font-weight-asian="bold" style:font-weight-complex="bold"/>
    </style:style>
    <style:style style:name="P2" style:family="paragraph" style:parent-style-name="Standard">
      <style:paragraph-properties fo:text-align="center" style:justify-single-word="false"/>
      <style:text-properties fo:font-weight="bold" officeooo:rsid="000f3f92" officeooo:paragraph-rsid="000f3f92" style:font-weight-asian="bold" style:font-weight-complex="bold"/>
    </style:style>
    <style:style style:name="P3" style:family="paragraph" style:parent-style-name="Standard">
      <style:paragraph-properties fo:text-align="center" style:justify-single-word="false"/>
      <style:text-properties fo:font-weight="bold" officeooo:rsid="00101b22" officeooo:paragraph-rsid="00101b22" style:font-weight-asian="bold" style:font-weight-complex="bold"/>
    </style:style>
    <style:style style:name="P4" style:family="paragraph" style:parent-style-name="Standard">
      <style:paragraph-properties fo:text-align="center" style:justify-single-word="false"/>
      <style:text-properties fo:font-weight="bold" officeooo:rsid="00101b22" officeooo:paragraph-rsid="004daeb0" style:font-weight-asian="bold" style:font-weight-complex="bold"/>
    </style:style>
    <style:style style:name="P5" style:family="paragraph" style:parent-style-name="Standard">
      <style:paragraph-properties fo:text-align="center" style:justify-single-word="false"/>
      <style:text-properties fo:font-weight="bold" officeooo:rsid="0016edfd" officeooo:paragraph-rsid="0016edfd" style:font-weight-asian="bold" style:font-weight-complex="bold"/>
    </style:style>
    <style:style style:name="P6" style:family="paragraph" style:parent-style-name="Standard">
      <style:paragraph-properties fo:text-align="center" style:justify-single-word="false"/>
      <style:text-properties fo:font-weight="bold" officeooo:rsid="0011db51" officeooo:paragraph-rsid="004daeb0" style:font-weight-asian="bold" style:font-weight-complex="bold"/>
    </style:style>
    <style:style style:name="P7" style:family="paragraph" style:parent-style-name="Standard">
      <style:paragraph-properties fo:text-align="center" style:justify-single-word="false"/>
      <style:text-properties fo:font-weight="bold" officeooo:rsid="0026b7b9" officeooo:paragraph-rsid="004daeb0" style:font-weight-asian="bold" style:font-weight-complex="bold"/>
    </style:style>
    <style:style style:name="P8" style:family="paragraph" style:parent-style-name="Standard">
      <style:paragraph-properties fo:text-align="center" style:justify-single-word="false"/>
      <style:text-properties fo:font-weight="bold" officeooo:rsid="001392c5" officeooo:paragraph-rsid="004daeb0" style:font-weight-asian="bold" style:font-weight-complex="bold"/>
    </style:style>
    <style:style style:name="P9" style:family="paragraph" style:parent-style-name="Standard">
      <style:paragraph-properties fo:text-align="center" style:justify-single-word="false"/>
      <style:text-properties fo:font-weight="bold" officeooo:rsid="0015807f" officeooo:paragraph-rsid="004daeb0" style:font-weight-asian="bold" style:font-weight-complex="bold"/>
    </style:style>
    <style:style style:name="P10" style:family="paragraph" style:parent-style-name="Standard">
      <style:paragraph-properties fo:text-align="center" style:justify-single-word="false"/>
      <style:text-properties fo:font-weight="bold" officeooo:rsid="001cb960" officeooo:paragraph-rsid="0054f4d4" style:font-weight-asian="bold" style:font-weight-complex="bold"/>
    </style:style>
    <style:style style:name="P11" style:family="paragraph" style:parent-style-name="Standard">
      <style:text-properties fo:font-weight="bold" officeooo:rsid="007ebe62" officeooo:paragraph-rsid="007ebe62" style:font-weight-asian="bold" style:font-weight-complex="bold"/>
    </style:style>
    <style:style style:name="P12" style:family="paragraph" style:parent-style-name="Standard">
      <style:paragraph-properties fo:text-align="center" style:justify-single-word="false"/>
      <style:text-properties fo:font-weight="bold" officeooo:rsid="00206754" officeooo:paragraph-rsid="00206754" fo:background-color="#ff4000" style:font-weight-asian="bold" style:font-weight-complex="bold"/>
    </style:style>
    <style:style style:name="P13" style:family="paragraph" style:parent-style-name="Standard">
      <style:paragraph-properties fo:text-align="center" style:justify-single-word="false"/>
      <style:text-properties fo:font-weight="bold" officeooo:rsid="002f0711" officeooo:paragraph-rsid="002f0711" fo:background-color="transparent" style:font-weight-asian="bold" style:font-weight-complex="bold"/>
    </style:style>
    <style:style style:name="P14" style:family="paragraph" style:parent-style-name="Standard">
      <style:paragraph-properties fo:text-align="center" style:justify-single-word="false"/>
      <style:text-properties fo:font-weight="bold" officeooo:rsid="0030de09" officeooo:paragraph-rsid="0030de09" fo:background-color="transparent" style:font-weight-asian="bold" style:font-weight-complex="bold"/>
    </style:style>
    <style:style style:name="P15" style:family="paragraph" style:parent-style-name="Standard">
      <style:paragraph-properties fo:text-align="center" style:justify-single-word="false"/>
      <style:text-properties fo:font-weight="bold" officeooo:rsid="003afa8d" officeooo:paragraph-rsid="004daeb0" fo:background-color="transparent" style:font-weight-asian="bold" style:font-weight-complex="bold"/>
    </style:style>
    <style:style style:name="P16" style:family="paragraph" style:parent-style-name="Standard">
      <style:paragraph-properties fo:text-align="center" style:justify-single-word="false"/>
      <style:text-properties fo:font-weight="bold" officeooo:rsid="00385e99" officeooo:paragraph-rsid="004daeb0" fo:background-color="transparent" style:font-weight-asian="bold" style:font-weight-complex="bold"/>
    </style:style>
    <style:style style:name="P17" style:family="paragraph" style:parent-style-name="Standard">
      <style:paragraph-properties fo:text-align="center" style:justify-single-word="false"/>
      <style:text-properties fo:font-weight="bold" officeooo:rsid="003fe4c4" officeooo:paragraph-rsid="004daeb0" fo:background-color="transparent" style:font-weight-asian="bold" style:font-weight-complex="bold"/>
    </style:style>
    <style:style style:name="P18" style:family="paragraph" style:parent-style-name="Standard">
      <style:paragraph-properties fo:text-align="center" style:justify-single-word="false"/>
      <style:text-properties fo:font-weight="bold" officeooo:rsid="0015f1f4" officeooo:paragraph-rsid="004daeb0" fo:background-color="transparent" style:font-weight-asian="bold" style:font-weight-complex="bold"/>
    </style:style>
    <style:style style:name="P19" style:family="paragraph" style:parent-style-name="Standard">
      <style:paragraph-properties fo:text-align="center" style:justify-single-word="false"/>
      <style:text-properties fo:font-weight="bold" officeooo:rsid="004711b4" officeooo:paragraph-rsid="004daeb0" fo:background-color="transparent" style:font-weight-asian="bold" style:font-weight-complex="bold"/>
    </style:style>
    <style:style style:name="P20" style:family="paragraph" style:parent-style-name="Standard">
      <style:paragraph-properties fo:text-align="center" style:justify-single-word="false"/>
      <style:text-properties fo:font-weight="bold" officeooo:rsid="00489db0" officeooo:paragraph-rsid="004daeb0" fo:background-color="transparent" style:font-weight-asian="bold" style:font-weight-complex="bold"/>
    </style:style>
    <style:style style:name="P21" style:family="paragraph" style:parent-style-name="Standard">
      <style:paragraph-properties fo:text-align="center" style:justify-single-word="false"/>
      <style:text-properties fo:font-weight="bold" officeooo:rsid="004daeb0" officeooo:paragraph-rsid="004daeb0" fo:background-color="transparent" style:font-weight-asian="bold" style:font-weight-complex="bold"/>
    </style:style>
    <style:style style:name="P22" style:family="paragraph" style:parent-style-name="Standard">
      <style:paragraph-properties fo:text-align="center" style:justify-single-word="false"/>
      <style:text-properties fo:font-weight="bold" officeooo:rsid="004daeb0" officeooo:paragraph-rsid="0030de09" fo:background-color="transparent" style:font-weight-asian="bold" style:font-weight-complex="bold"/>
    </style:style>
    <style:style style:name="P23" style:family="paragraph" style:parent-style-name="Standard">
      <style:paragraph-properties fo:text-align="center" style:justify-single-word="false"/>
      <style:text-properties fo:font-weight="bold" officeooo:rsid="00398551" officeooo:paragraph-rsid="004daeb0" fo:background-color="transparent" style:font-weight-asian="bold" style:font-weight-complex="bold"/>
    </style:style>
    <style:style style:name="P24" style:family="paragraph" style:parent-style-name="Standard">
      <style:paragraph-properties fo:text-align="center" style:justify-single-word="false"/>
      <style:text-properties fo:font-weight="bold" officeooo:rsid="003b18ef" officeooo:paragraph-rsid="004daeb0" fo:background-color="transparent" style:font-weight-asian="bold" style:font-weight-complex="bold"/>
    </style:style>
    <style:style style:name="P25" style:family="paragraph" style:parent-style-name="Standard">
      <style:paragraph-properties fo:text-align="center" style:justify-single-word="false"/>
      <style:text-properties fo:font-weight="bold" officeooo:rsid="001cb960" officeooo:paragraph-rsid="002d914c" fo:background-color="#f09e6f" style:font-weight-asian="bold" style:font-weight-complex="bold"/>
    </style:style>
    <style:style style:name="P26" style:family="paragraph" style:parent-style-name="Standard">
      <style:paragraph-properties fo:text-align="center" style:justify-single-word="false"/>
      <style:text-properties fo:font-weight="bold" officeooo:rsid="001cb960" officeooo:paragraph-rsid="0032b3a1" fo:background-color="#f09e6f" style:font-weight-asian="bold" style:font-weight-complex="bold"/>
    </style:style>
    <style:style style:name="P27" style:family="paragraph" style:parent-style-name="Standard">
      <style:paragraph-properties fo:text-align="center" style:justify-single-word="false"/>
      <style:text-properties fo:font-weight="bold" officeooo:rsid="002f0711" officeooo:paragraph-rsid="002f0711" fo:background-color="#f09e6f" style:font-weight-asian="bold" style:font-weight-complex="bold"/>
    </style:style>
    <style:style style:name="P28" style:family="paragraph" style:parent-style-name="Standard">
      <style:paragraph-properties fo:text-align="center" style:justify-single-word="false"/>
      <style:text-properties fo:font-weight="bold" officeooo:rsid="0030de09" officeooo:paragraph-rsid="0030de09" fo:background-color="#f09e6f" style:font-weight-asian="bold" style:font-weight-complex="bold"/>
    </style:style>
    <style:style style:name="P29" style:family="paragraph" style:parent-style-name="Standard">
      <style:paragraph-properties fo:text-align="center" style:justify-single-word="false"/>
      <style:text-properties fo:font-weight="bold" officeooo:rsid="0016edfd" officeooo:paragraph-rsid="0016edfd" fo:background-color="#f09e6f" style:font-weight-asian="bold" style:font-weight-complex="bold"/>
    </style:style>
    <style:style style:name="P30" style:family="paragraph" style:parent-style-name="Standard">
      <style:paragraph-properties fo:text-align="center" style:justify-single-word="false"/>
      <style:text-properties fo:font-weight="bold" officeooo:rsid="00193b52" officeooo:paragraph-rsid="00193b52" fo:background-color="#f09e6f" style:font-weight-asian="bold" style:font-weight-complex="bold"/>
    </style:style>
    <style:style style:name="P31" style:family="paragraph" style:parent-style-name="Standard">
      <style:paragraph-properties fo:text-align="center" style:justify-single-word="false"/>
      <style:text-properties fo:font-weight="bold" officeooo:rsid="0032b3a1" officeooo:paragraph-rsid="0032b3a1" fo:background-color="#f09e6f" style:font-weight-asian="bold" style:font-weight-complex="bold"/>
    </style:style>
    <style:style style:name="P32" style:family="paragraph" style:parent-style-name="Standard">
      <style:paragraph-properties fo:text-align="center" style:justify-single-word="false"/>
      <style:text-properties fo:font-weight="bold" officeooo:rsid="006d126e" officeooo:paragraph-rsid="006d126e" fo:background-color="#ffd74c" style:font-weight-asian="bold"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15807f"/>
    </style:style>
    <style:style style:name="P35" style:family="paragraph" style:parent-style-name="Standard">
      <style:paragraph-properties fo:text-align="center" style:justify-single-word="false"/>
      <style:text-properties fo:font-size="16pt" fo:font-weight="bold" officeooo:rsid="004631e0" officeooo:paragraph-rsid="004631e0" fo:background-color="#ffff00" style:font-size-asian="14pt" style:font-weight-asian="bold" style:font-size-complex="16pt" style:font-weight-complex="bold"/>
    </style:style>
    <style:style style:name="P36" style:family="paragraph" style:parent-style-name="Standard">
      <style:paragraph-properties fo:text-align="start" style:justify-single-word="false"/>
      <style:text-properties fo:font-size="14pt" fo:font-weight="bold" officeooo:rsid="004631e0" officeooo:paragraph-rsid="004631e0" fo:background-color="transparent"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4631e0" officeooo:paragraph-rsid="0074f21b" fo:background-color="transparent" style:font-size-asian="12.25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4631e0" officeooo:paragraph-rsid="004631e0" fo:background-color="transparent"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4711b4" officeooo:paragraph-rsid="004711b4" fo:background-color="transparent"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489db0" officeooo:paragraph-rsid="00489db0" fo:background-color="transparent"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officeooo:rsid="004b730a" officeooo:paragraph-rsid="004b730a" fo:background-color="transparent"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4daeb0" officeooo:paragraph-rsid="004daeb0" fo:background-color="transparent" style:font-size-asian="12.25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officeooo:rsid="004b1d49" officeooo:paragraph-rsid="004daeb0" fo:background-color="transparent" style:font-size-asian="12.25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officeooo:rsid="004b1d49" officeooo:paragraph-rsid="0057e73c" fo:background-color="transparent" style:font-size-asian="12.25pt" style:font-weight-asian="bold" style:font-size-complex="14pt" style:font-weight-complex="bold"/>
    </style:style>
    <style:style style:name="P45" style:family="paragraph" style:parent-style-name="Standard">
      <style:paragraph-properties fo:text-align="center" style:justify-single-word="false"/>
      <style:text-properties fo:font-size="14pt" fo:font-weight="bold" officeooo:rsid="001cb960" officeooo:paragraph-rsid="0054f4d4" fo:background-color="transparent" style:font-size-asian="12.25pt" style:font-weight-asian="bold" style:font-size-complex="14pt" style:font-weight-complex="bold"/>
    </style:style>
    <style:style style:name="P46" style:family="paragraph" style:parent-style-name="Standard">
      <style:paragraph-properties fo:text-align="center" style:justify-single-word="false"/>
      <style:text-properties fo:font-size="14pt" fo:font-weight="bold" officeooo:rsid="0057e73c" officeooo:paragraph-rsid="0057e73c" fo:background-color="transparent" style:font-size-asian="12.25pt" style:font-weight-asian="bold" style:font-size-complex="14pt" style:font-weight-complex="bold"/>
    </style:style>
    <style:style style:name="P47" style:family="paragraph" style:parent-style-name="Standard">
      <style:paragraph-properties fo:text-align="center" style:justify-single-word="false"/>
      <style:text-properties fo:font-size="14pt" fo:font-weight="bold" officeooo:rsid="0059cc11" officeooo:paragraph-rsid="0059cc11" fo:background-color="transparent" style:font-size-asian="12.25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5adad4" officeooo:paragraph-rsid="005adad4" fo:background-color="transparent" style:font-size-asian="12.25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5adad4" officeooo:paragraph-rsid="005adad4" fo:background-color="transparent" style:font-size-asian="12.25pt" style:font-weight-asian="bold" style:font-size-complex="14pt" style:font-weight-complex="bold"/>
    </style:style>
    <style:style style:name="P50" style:family="paragraph" style:parent-style-name="Standard">
      <style:paragraph-properties fo:text-align="start" style:justify-single-word="false"/>
      <style:text-properties fo:font-size="14pt" fo:font-weight="bold" officeooo:rsid="005c1657" officeooo:paragraph-rsid="005c1657" fo:background-color="transparent" style:font-size-asian="12.25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5c1657" officeooo:paragraph-rsid="005c1657" fo:background-color="transparent"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size="14pt" fo:font-weight="bold" officeooo:rsid="005eb667" officeooo:paragraph-rsid="005eb667" fo:background-color="transparent" style:font-size-asian="12.25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bold" officeooo:rsid="005eb667" officeooo:paragraph-rsid="005eb667" fo:background-color="transparent" style:font-size-asian="12.25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5f8584" officeooo:paragraph-rsid="005f8584" fo:background-color="transparent" style:font-size-asian="12.25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bold" officeooo:rsid="00602b8f" officeooo:paragraph-rsid="00602b8f" fo:background-color="transparent"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4pt" fo:font-weight="bold" officeooo:rsid="0069f237" officeooo:paragraph-rsid="0069f237" fo:background-color="transparent" style:font-size-asian="12.25pt" style:font-weight-asian="bold" style:font-size-complex="14pt" style:font-weight-complex="bold"/>
    </style:style>
    <style:style style:name="P57" style:family="paragraph" style:parent-style-name="Standard">
      <style:paragraph-properties fo:text-align="center" style:justify-single-word="false"/>
      <style:text-properties fo:font-size="14pt" fo:font-weight="bold" officeooo:rsid="0069f237" officeooo:paragraph-rsid="0069f237" fo:background-color="transparent" style:font-size-asian="12.25pt" style:font-weight-asian="bold" style:font-size-complex="14pt" style:font-weight-complex="bold"/>
    </style:style>
    <style:style style:name="P58" style:family="paragraph" style:parent-style-name="Standard">
      <style:paragraph-properties fo:text-align="start" style:justify-single-word="false"/>
      <style:text-properties fo:font-size="14pt" fo:font-weight="bold" officeooo:rsid="006bd3b4" officeooo:paragraph-rsid="006bd3b4" fo:background-color="transparent" style:font-size-asian="12.25pt" style:font-weight-asian="bold" style:font-size-complex="14pt" style:font-weight-complex="bold"/>
    </style:style>
    <style:style style:name="P59" style:family="paragraph" style:parent-style-name="Standard">
      <style:paragraph-properties fo:text-align="center" style:justify-single-word="false"/>
      <style:text-properties fo:font-size="14pt" fo:font-weight="bold" officeooo:rsid="006bd3b4" officeooo:paragraph-rsid="006bd3b4" fo:background-color="transparent"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bold" officeooo:rsid="006fd0b3" officeooo:paragraph-rsid="006fd0b3" fo:background-color="transparent" style:font-size-asian="12.25pt" style:font-weight-asian="bold" style:font-size-complex="14pt" style:font-weight-complex="bold"/>
    </style:style>
    <style:style style:name="P61" style:family="paragraph" style:parent-style-name="Standard">
      <style:paragraph-properties fo:text-align="start" style:justify-single-word="false"/>
      <style:text-properties fo:font-size="14pt" fo:font-weight="bold" officeooo:rsid="006fd0b3" officeooo:paragraph-rsid="00714afb" fo:background-color="transparent" style:font-size-asian="12.25pt" style:font-weight-asian="bold" style:font-size-complex="14pt" style:font-weight-complex="bold"/>
    </style:style>
    <style:style style:name="P62" style:family="paragraph" style:parent-style-name="Standard">
      <style:paragraph-properties fo:text-align="center" style:justify-single-word="false"/>
      <style:text-properties fo:font-size="14pt" fo:font-weight="bold" officeooo:rsid="006fd0b3" officeooo:paragraph-rsid="006fd0b3" fo:background-color="transparent"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font-size="14pt" fo:font-weight="bold" officeooo:rsid="00714afb" officeooo:paragraph-rsid="00714afb" fo:background-color="transparent"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076adda" officeooo:paragraph-rsid="0076adda" fo:background-color="transparent"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0791801" officeooo:paragraph-rsid="00791801" fo:background-color="transparent"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bold" officeooo:rsid="007ac4ae" officeooo:paragraph-rsid="007ac4ae" fo:background-color="transparent" style:font-size-asian="12.25pt" style:font-weight-asian="bold" style:font-size-complex="14pt" style:font-weight-complex="bold"/>
    </style:style>
    <style:style style:name="P67" style:family="paragraph" style:parent-style-name="Standard">
      <style:paragraph-properties fo:text-align="center" style:justify-single-word="false"/>
      <style:text-properties fo:font-size="14pt" fo:font-weight="bold" officeooo:rsid="0082d096" officeooo:paragraph-rsid="0082d096" fo:background-color="transparent"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font-size="14pt" fo:font-weight="bold" officeooo:rsid="007cc937" officeooo:paragraph-rsid="007cc937" fo:background-color="transparent" style:font-size-asian="12.25pt" style:font-weight-asian="bold" style:font-size-complex="14pt" style:font-weight-complex="bold"/>
    </style:style>
    <style:style style:name="P69" style:family="paragraph" style:parent-style-name="Standard">
      <style:paragraph-properties fo:text-align="start" style:justify-single-word="false"/>
      <style:text-properties fo:font-size="14pt" fo:font-weight="bold" officeooo:rsid="007f1692" officeooo:paragraph-rsid="007f1692" fo:background-color="transparent" style:font-size-asian="12.25pt" style:font-weight-asian="bold" style:font-size-complex="14pt" style:font-weight-complex="bold"/>
    </style:style>
    <style:style style:name="P70" style:family="paragraph" style:parent-style-name="Standard">
      <style:paragraph-properties fo:text-align="start" style:justify-single-word="false"/>
      <style:text-properties fo:font-size="14pt" fo:font-weight="bold" officeooo:rsid="0080c412" officeooo:paragraph-rsid="0080c412" fo:background-color="transparent" style:font-size-asian="12.25pt" style:font-weight-asian="bold" style:font-size-complex="14pt" style:font-weight-complex="bold"/>
    </style:style>
    <style:style style:name="P71" style:family="paragraph" style:parent-style-name="Standard">
      <style:paragraph-properties fo:text-align="start" style:justify-single-word="false"/>
      <style:text-properties fo:font-size="14pt" fo:font-weight="bold" officeooo:rsid="0081836e" officeooo:paragraph-rsid="0081836e" fo:background-color="transparent" style:font-size-asian="12.25pt" style:font-weight-asian="bold" style:font-size-complex="14pt" style:font-weight-complex="bold"/>
    </style:style>
    <style:style style:name="P72" style:family="paragraph" style:parent-style-name="Standard">
      <style:paragraph-properties fo:text-align="start" style:justify-single-word="false"/>
      <style:text-properties fo:font-size="14pt" fo:font-weight="bold" officeooo:rsid="0087a320" officeooo:paragraph-rsid="0087a320" fo:background-color="transparent"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fo:font-weight="bold" officeooo:rsid="004711b4" officeooo:paragraph-rsid="004711b4" fo:background-color="#ffff00" style:font-size-asian="12.25pt" style:font-weight-asian="bold" style:font-size-complex="14pt" style:font-weight-complex="bold"/>
    </style:style>
    <style:style style:name="P74" style:family="paragraph" style:parent-style-name="Standard">
      <style:paragraph-properties fo:text-align="center" style:justify-single-word="false"/>
      <style:text-properties fo:font-size="14pt" fo:font-weight="bold" officeooo:rsid="00489db0" officeooo:paragraph-rsid="00489db0" fo:background-color="#ffff00" style:font-size-asian="12.25pt" style:font-weight-asian="bold" style:font-size-complex="14pt" style:font-weight-complex="bold"/>
    </style:style>
    <style:style style:name="P75" style:family="paragraph" style:parent-style-name="Standard">
      <style:paragraph-properties fo:text-align="center" style:justify-single-word="false"/>
      <style:text-properties fo:font-size="14pt" fo:font-weight="bold" officeooo:rsid="004daeb0" officeooo:paragraph-rsid="004daeb0" fo:background-color="#ffff00"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bold" officeooo:rsid="004b730a" officeooo:paragraph-rsid="004b730a" fo:background-color="#ffff00"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fo:font-weight="bold" officeooo:rsid="006fd0b3" officeooo:paragraph-rsid="006fd0b3" fo:background-color="#ccf4c6"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fo:font-weight="bold" officeooo:rsid="00714afb" officeooo:paragraph-rsid="00714afb" fo:background-color="#ccf4c6"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font-weight="bold" officeooo:rsid="00714afb" officeooo:paragraph-rsid="0074c298" fo:background-color="#ccf4c6"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font-weight="bold" officeooo:rsid="0076adda" officeooo:paragraph-rsid="0076adda" fo:background-color="#ccf4c6"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font-weight="bold" officeooo:rsid="0078089f" officeooo:paragraph-rsid="0078089f" fo:background-color="#ccf4c6"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fo:font-weight="bold" officeooo:rsid="00791801" officeooo:paragraph-rsid="00791801" fo:background-color="#ccf4c6"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size="14pt" fo:font-weight="bold" officeooo:rsid="007cc937" officeooo:paragraph-rsid="007cc937" fo:background-color="#ccf4c6" style:font-size-asian="12.25pt" style:font-weight-asian="bold" style:font-size-complex="14pt" style:font-weight-complex="bold"/>
    </style:style>
    <style:style style:name="P84" style:family="paragraph" style:parent-style-name="Standard">
      <style:paragraph-properties fo:text-align="center" style:justify-single-word="false"/>
      <style:text-properties fo:font-size="14pt" fo:font-weight="bold" officeooo:rsid="0059cc11" officeooo:paragraph-rsid="0059cc11" fo:background-color="#ffd74c" style:font-size-asian="12.25pt" style:font-weight-asian="bold" style:font-size-complex="14pt" style:font-weight-complex="bold"/>
    </style:style>
    <style:style style:name="P85" style:family="paragraph" style:parent-style-name="Standard">
      <style:paragraph-properties fo:text-align="start" style:justify-single-word="false"/>
      <style:text-properties fo:font-size="14pt" fo:font-weight="normal" officeooo:rsid="004b730a" officeooo:paragraph-rsid="004b730a" fo:background-color="transparent" style:font-size-asian="12.25pt" style:font-weight-asian="normal" style:font-size-complex="14pt" style:font-weight-complex="normal"/>
    </style:style>
    <style:style style:name="P86" style:family="paragraph" style:parent-style-name="Standard">
      <style:paragraph-properties fo:text-align="center" style:justify-single-word="false"/>
      <style:text-properties fo:font-size="14pt" fo:font-weight="normal" officeooo:rsid="004b730a" officeooo:paragraph-rsid="004b730a" fo:background-color="transparent" style:font-size-asian="12.25pt" style:font-weight-asian="normal" style:font-size-complex="14pt" style:font-weight-complex="normal"/>
    </style:style>
    <style:style style:name="P87" style:family="paragraph" style:parent-style-name="Standard">
      <style:paragraph-properties fo:text-align="center" style:justify-single-word="false"/>
      <style:text-properties fo:font-size="14pt" fo:font-weight="normal" officeooo:rsid="004daeb0" officeooo:paragraph-rsid="004b730a" fo:background-color="transparent" style:font-size-asian="12.25pt" style:font-weight-asian="normal" style:font-size-complex="14pt" style:font-weight-complex="normal"/>
    </style:style>
    <style:style style:name="P88" style:family="paragraph" style:parent-style-name="Standard">
      <style:paragraph-properties fo:text-align="center" style:justify-single-word="false"/>
      <style:text-properties fo:font-size="14pt" fo:font-weight="normal" officeooo:rsid="004daeb0" officeooo:paragraph-rsid="004daeb0" fo:background-color="transparent"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font-weight="normal" officeooo:rsid="0050b8a4" officeooo:paragraph-rsid="0050b8a4" fo:background-color="transparent" style:font-size-asian="12.25pt" style:font-weight-asian="normal" style:font-size-complex="14pt" style:font-weight-complex="normal"/>
    </style:style>
    <style:style style:name="P90" style:family="paragraph" style:parent-style-name="Standard">
      <style:paragraph-properties fo:text-align="center" style:justify-single-word="false"/>
      <style:text-properties fo:font-size="14pt" fo:font-weight="normal" officeooo:rsid="0084a7fa" officeooo:paragraph-rsid="0084a7fa" fo:background-color="transparent" style:font-size-asian="12.25pt" style:font-weight-asian="normal" style:font-size-complex="14pt" style:font-weight-complex="normal"/>
    </style:style>
    <style:style style:name="P91" style:family="paragraph" style:parent-style-name="Standard">
      <style:paragraph-properties fo:text-align="center" style:justify-single-word="false"/>
      <style:text-properties fo:font-size="14pt" fo:font-weight="normal" officeooo:rsid="008561dc" officeooo:paragraph-rsid="008561dc" fo:background-color="transparent" style:font-size-asian="12.25pt" style:font-weight-asian="normal" style:font-size-complex="14pt" style:font-weight-complex="normal"/>
    </style:style>
    <style:style style:name="P92" style:family="paragraph" style:parent-style-name="Standard">
      <style:paragraph-properties fo:text-align="center" style:justify-single-word="false"/>
      <style:text-properties fo:font-size="14pt" fo:font-weight="normal" officeooo:rsid="00874960" officeooo:paragraph-rsid="00874960" fo:background-color="transparent" style:font-size-asian="12.25pt" style:font-weight-asian="normal" style:font-size-complex="14pt" style:font-weight-complex="normal"/>
    </style:style>
    <style:style style:name="P93" style:family="paragraph" style:parent-style-name="Standard">
      <style:paragraph-properties fo:text-align="center" style:justify-single-word="false"/>
      <style:text-properties fo:font-size="14pt" fo:font-weight="normal" officeooo:rsid="0087e025" officeooo:paragraph-rsid="0087e025" fo:background-color="transparent" style:font-size-asian="12.25pt" style:font-weight-asian="normal" style:font-size-complex="14pt" style:font-weight-complex="normal"/>
    </style:style>
    <style:style style:name="P94" style:family="paragraph" style:parent-style-name="Standard">
      <style:paragraph-properties fo:text-align="center" style:justify-single-word="false"/>
      <style:text-properties fo:font-size="14pt" fo:font-weight="normal" officeooo:rsid="004b730a" officeooo:paragraph-rsid="004b730a" fo:background-color="#ffff00" style:font-size-asian="12.25pt" style:font-weight-asian="normal" style:font-size-complex="14pt" style:font-weight-complex="normal"/>
    </style:style>
    <style:style style:name="P95" style:family="paragraph" style:parent-style-name="Standard">
      <style:paragraph-properties fo:text-align="center" style:justify-single-word="false" fo:break-before="page"/>
      <style:text-properties fo:font-weight="bold" officeooo:rsid="000f3f92" officeooo:paragraph-rsid="000f3f92" fo:background-color="#f09e6f" style:font-weight-asian="bold" style:font-weight-complex="bold"/>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15807f"/>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03e0" officeooo:paragraph-rsid="000c03e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6a5" officeooo:paragraph-rsid="000cc6a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d699" officeooo:paragraph-rsid="000ed69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d56" officeooo:paragraph-rsid="0023ad5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88b0" officeooo:paragraph-rsid="002b88b0"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8dd4" officeooo:paragraph-rsid="002b88b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aa63" officeooo:paragraph-rsid="007eaa6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be62" officeooo:paragraph-rsid="007ebe6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7a320" officeooo:paragraph-rsid="0087a32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03e0" officeooo:paragraph-rsid="000c03e0" fo:background-color="#ffbf0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d699" officeooo:paragraph-rsid="000ed699" fo:background-color="#ffbf0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754" officeooo:paragraph-rsid="00206754" fo:background-color="#ff400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943e" officeooo:paragraph-rsid="003e943e" fo:background-color="#fc5c0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0e517b" officeooo:paragraph-rsid="002c1969"/>
    </style:style>
    <style:style style:name="P113" style:family="paragraph" style:parent-style-name="Table_20_Contents">
      <style:paragraph-properties fo:text-align="start" style:justify-single-word="false"/>
      <style:text-properties fo:font-weight="bold" officeooo:rsid="000e517b" officeooo:paragraph-rsid="002c1969" style:font-weight-asian="bold" style:font-weight-complex="bold"/>
    </style:style>
    <style:style style:name="P114" style:family="paragraph" style:parent-style-name="Table_20_Contents">
      <style:paragraph-properties fo:text-align="center" style:justify-single-word="false"/>
      <style:text-properties fo:font-weight="bold" officeooo:rsid="000e517b" officeooo:paragraph-rsid="002c1969" style:font-weight-asian="bold" style:font-weight-complex="bold"/>
    </style:style>
    <style:style style:name="P115" style:family="paragraph" style:parent-style-name="Table_20_Contents">
      <style:paragraph-properties fo:text-align="center" style:justify-single-word="false"/>
      <style:text-properties fo:font-weight="bold" officeooo:rsid="002f0711" officeooo:paragraph-rsid="002f0711" style:font-weight-asian="bold" style:font-weight-complex="bold"/>
    </style:style>
    <style:style style:name="P116" style:family="paragraph" style:parent-style-name="Table_20_Contents">
      <style:paragraph-properties fo:text-align="center" style:justify-single-word="false"/>
      <style:text-properties fo:font-weight="bold" officeooo:rsid="0030de09" officeooo:paragraph-rsid="0030de09" style:font-weight-asian="bold" style:font-weight-complex="bold"/>
    </style:style>
    <style:style style:name="P117" style:family="paragraph" style:parent-style-name="Table_20_Contents">
      <style:paragraph-properties fo:text-align="center" style:justify-single-word="false"/>
      <style:text-properties officeooo:rsid="000ed699" officeooo:paragraph-rsid="002c1969"/>
    </style:style>
    <style:style style:name="P118" style:family="paragraph" style:parent-style-name="Table_20_Contents">
      <style:paragraph-properties fo:text-align="center" style:justify-single-word="false"/>
      <style:text-properties officeooo:rsid="000f3f92" officeooo:paragraph-rsid="000f3f92"/>
    </style:style>
    <style:style style:name="P119" style:family="paragraph" style:parent-style-name="Table_20_Contents">
      <style:paragraph-properties fo:text-align="start" style:justify-single-word="false"/>
      <style:text-properties officeooo:rsid="000f3f92" officeooo:paragraph-rsid="000f3f92"/>
    </style:style>
    <style:style style:name="P120"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style:style>
    <style:style style:name="P121"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paragraph-rsid="0012bfca"/>
    </style:style>
    <style:style style:name="P122"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paragraph-rsid="0015807f"/>
    </style:style>
    <style:style style:name="P123"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rsid="00113abd" officeooo:paragraph-rsid="00113abd"/>
    </style:style>
    <style:style style:name="P124"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fo:background-color="#ffbf00"/>
    </style:style>
    <style:style style:name="P125"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paragraph-rsid="0015807f" fo:background-color="#ffbf00"/>
    </style:style>
    <style:style style:name="P126"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rsid="001392c5" officeooo:paragraph-rsid="001392c5" fo:background-color="#ffbf00"/>
    </style:style>
    <style:style style:name="P127" style:family="paragraph" style:parent-style-name="Table_20_Contents">
      <style:paragraph-properties fo:text-align="center" style:justify-single-word="false"/>
      <style:text-properties fo:font-variant="normal" fo:text-transform="none" fo:color="#000000" style:font-name="Times New Roman" fo:font-size="14pt" fo:letter-spacing="normal" fo:font-style="normal" fo:font-weight="normal" officeooo:rsid="0015807f" officeooo:paragraph-rsid="0015807f" fo:background-color="#ffbf00"/>
    </style:style>
    <style:style style:name="P128" style:family="paragraph" style:parent-style-name="Table_20_Contents">
      <style:paragraph-properties fo:text-align="center" style:justify-single-word="false"/>
      <style:text-properties fo:font-variant="normal" fo:text-transform="none" fo:color="#5f6368" style:font-name="Times New Roman" fo:font-size="10.5pt" fo:letter-spacing="normal" fo:font-style="normal" fo:font-weight="normal"/>
    </style:style>
    <style:style style:name="P129" style:family="paragraph" style:parent-style-name="Table_20_Contents">
      <style:paragraph-properties fo:text-align="center" style:justify-single-word="false"/>
      <style:text-properties officeooo:rsid="00113abd" officeooo:paragraph-rsid="00113abd"/>
    </style:style>
    <style:style style:name="P130" style:family="paragraph" style:parent-style-name="Table_20_Contents">
      <style:paragraph-properties fo:text-align="center" style:justify-single-word="false"/>
      <style:text-properties officeooo:rsid="00113abd" officeooo:paragraph-rsid="0012bfca"/>
    </style:style>
    <style:style style:name="P131" style:family="paragraph" style:parent-style-name="Table_20_Contents">
      <style:paragraph-properties fo:text-align="center" style:justify-single-word="false"/>
      <style:text-properties officeooo:rsid="0011db51" officeooo:paragraph-rsid="0011db51"/>
    </style:style>
    <style:style style:name="P132" style:family="paragraph" style:parent-style-name="Table_20_Contents">
      <style:paragraph-properties fo:text-align="center" style:justify-single-word="false"/>
      <style:text-properties officeooo:rsid="0012bfca" officeooo:paragraph-rsid="0012bfca"/>
    </style:style>
    <style:style style:name="P133" style:family="paragraph" style:parent-style-name="Table_20_Contents">
      <style:paragraph-properties fo:text-align="center" style:justify-single-word="false"/>
      <style:text-properties officeooo:rsid="001392c5" officeooo:paragraph-rsid="001392c5"/>
    </style:style>
    <style:style style:name="P134" style:family="paragraph" style:parent-style-name="Table_20_Contents">
      <style:paragraph-properties fo:text-align="center" style:justify-single-word="false"/>
      <style:text-properties officeooo:rsid="000f3f92" officeooo:paragraph-rsid="000f3f92" fo:background-color="#ffbf00"/>
    </style:style>
    <style:style style:name="P135" style:family="paragraph" style:parent-style-name="Table_20_Contents">
      <style:paragraph-properties fo:text-align="center" style:justify-single-word="false"/>
      <style:text-properties officeooo:rsid="001392c5" officeooo:paragraph-rsid="001392c5" fo:background-color="#ffbf00"/>
    </style:style>
    <style:style style:name="P136" style:family="paragraph" style:parent-style-name="Table_20_Contents">
      <style:paragraph-properties fo:text-align="center" style:justify-single-word="false"/>
      <style:text-properties officeooo:rsid="0015807f" officeooo:paragraph-rsid="0015807f" fo:background-color="#ffbf00"/>
    </style:style>
    <style:style style:name="P137" style:family="paragraph" style:parent-style-name="Table_20_Contents">
      <style:paragraph-properties fo:text-align="center" style:justify-single-word="false"/>
      <style:text-properties officeooo:rsid="0015807f" officeooo:paragraph-rsid="001c4bc7" fo:background-color="#ffbf00"/>
    </style:style>
    <style:style style:name="P138" style:family="paragraph" style:parent-style-name="Table_20_Contents">
      <style:paragraph-properties fo:text-align="center" style:justify-single-word="false"/>
      <style:text-properties officeooo:rsid="0015f1f4" officeooo:paragraph-rsid="0015f1f4" fo:background-color="#ffbf00"/>
    </style:style>
    <style:style style:name="P139" style:family="paragraph" style:parent-style-name="Table_20_Contents">
      <style:paragraph-properties fo:text-align="center" style:justify-single-word="false"/>
      <style:text-properties officeooo:rsid="001c4bc7" officeooo:paragraph-rsid="001c4bc7" fo:background-color="#ffbf00"/>
    </style:style>
    <style:style style:name="P140" style:family="paragraph" style:parent-style-name="Table_20_Contents">
      <style:paragraph-properties fo:text-align="center" style:justify-single-word="false"/>
      <style:text-properties officeooo:rsid="001392c5" officeooo:paragraph-rsid="001392c5" fo:background-color="#ff4000"/>
    </style:style>
    <style:style style:name="P141" style:family="paragraph" style:parent-style-name="Table_20_Contents">
      <style:paragraph-properties fo:text-align="center" style:justify-single-word="false"/>
      <style:text-properties officeooo:rsid="00113abd" officeooo:paragraph-rsid="00113abd" fo:background-color="#ff4000"/>
    </style:style>
    <style:style style:name="P142" style:family="paragraph" style:parent-style-name="Table_20_Contents">
      <style:paragraph-properties fo:text-align="center" style:justify-single-word="false"/>
      <style:text-properties officeooo:rsid="0015807f" officeooo:paragraph-rsid="001c4bc7" fo:background-color="#ff4000"/>
    </style:style>
    <style:style style:name="P143" style:family="paragraph" style:parent-style-name="Table_20_Contents">
      <style:paragraph-properties fo:text-align="center" style:justify-single-word="false"/>
      <style:text-properties officeooo:rsid="0012bfca" officeooo:paragraph-rsid="0012bfca" fo:background-color="#ff4000"/>
    </style:style>
    <style:style style:name="P144" style:family="paragraph" style:parent-style-name="Table_20_Contents">
      <style:paragraph-properties fo:text-align="center" style:justify-single-word="false"/>
      <style:text-properties officeooo:rsid="0015f1f4" officeooo:paragraph-rsid="0015f1f4" fo:background-color="#ff4000"/>
    </style:style>
    <style:style style:name="P145" style:family="paragraph" style:parent-style-name="Table_20_Contents">
      <style:paragraph-properties fo:text-align="center" style:justify-single-word="false"/>
      <style:text-properties officeooo:rsid="0016edfd" officeooo:paragraph-rsid="0016edfd" fo:background-color="#ff4000"/>
    </style:style>
    <style:style style:name="P146" style:family="paragraph" style:parent-style-name="Table_20_Contents">
      <style:paragraph-properties fo:text-align="center" style:justify-single-word="false"/>
      <style:text-properties officeooo:rsid="00174969" officeooo:paragraph-rsid="00174969" fo:background-color="#ff4000"/>
    </style:style>
    <style:style style:name="P147" style:family="paragraph" style:parent-style-name="Table_20_Contents">
      <style:paragraph-properties fo:text-align="center" style:justify-single-word="false"/>
      <style:text-properties fo:background-color="#ff4000"/>
    </style:style>
    <style:style style:name="P148" style:family="paragraph" style:parent-style-name="Table_20_Contents">
      <style:paragraph-properties fo:text-align="center" style:justify-single-word="false"/>
      <style:text-properties officeooo:rsid="001ba5b0" officeooo:paragraph-rsid="001ba5b0" fo:background-color="#ff4000"/>
    </style:style>
    <style:style style:name="P149" style:family="paragraph" style:parent-style-name="Table_20_Contents">
      <style:paragraph-properties fo:text-align="center" style:justify-single-word="false"/>
      <style:text-properties officeooo:rsid="001c4bc7" officeooo:paragraph-rsid="001c4bc7" fo:background-color="#ff4000"/>
    </style:style>
    <style:style style:name="P150" style:family="paragraph" style:parent-style-name="Table_20_Contents">
      <style:paragraph-properties fo:text-align="center" style:justify-single-word="false"/>
      <style:text-properties officeooo:rsid="0015807f" officeooo:paragraph-rsid="0015807f" fo:background-color="#ff0000"/>
    </style:style>
    <style:style style:name="P151" style:family="paragraph" style:parent-style-name="Table_20_Contents">
      <style:paragraph-properties fo:text-align="center" style:justify-single-word="false"/>
      <style:text-properties officeooo:rsid="0015f1f4" officeooo:paragraph-rsid="0015f1f4"/>
    </style:style>
    <style:style style:name="P152" style:family="paragraph" style:parent-style-name="Table_20_Contents">
      <style:paragraph-properties fo:text-align="center" style:justify-single-word="false"/>
      <style:text-properties officeooo:rsid="0016edfd" officeooo:paragraph-rsid="0016edfd"/>
    </style:style>
    <style:style style:name="P153" style:family="paragraph" style:parent-style-name="Table_20_Contents">
      <style:paragraph-properties fo:text-align="center" style:justify-single-word="false"/>
      <style:text-properties officeooo:rsid="00174969" officeooo:paragraph-rsid="00174969"/>
    </style:style>
    <style:style style:name="P154" style:family="paragraph" style:parent-style-name="Table_20_Contents">
      <style:paragraph-properties fo:text-align="center" style:justify-single-word="false"/>
      <style:text-properties officeooo:rsid="00193b52" officeooo:paragraph-rsid="00193b52"/>
    </style:style>
    <style:style style:name="P155" style:family="paragraph" style:parent-style-name="Table_20_Contents">
      <style:paragraph-properties fo:text-align="center" style:justify-single-word="false"/>
      <style:text-properties officeooo:rsid="00193b52" officeooo:paragraph-rsid="001b1ca4"/>
    </style:style>
    <style:style style:name="P156" style:family="paragraph" style:parent-style-name="Table_20_Contents">
      <style:paragraph-properties fo:text-align="center" style:justify-single-word="false"/>
      <style:text-properties officeooo:rsid="001b1ca4" officeooo:paragraph-rsid="001b1ca4"/>
    </style:style>
    <style:style style:name="P157" style:family="paragraph" style:parent-style-name="Table_20_Contents">
      <style:paragraph-properties fo:text-align="center" style:justify-single-word="false"/>
      <style:text-properties officeooo:rsid="001ba5b0" officeooo:paragraph-rsid="001ba5b0"/>
    </style:style>
    <style:style style:name="P158" style:family="paragraph" style:parent-style-name="Table_20_Contents">
      <style:paragraph-properties fo:text-align="center" style:justify-single-word="false"/>
      <style:text-properties officeooo:rsid="001c4bc7" officeooo:paragraph-rsid="001c4bc7"/>
    </style:style>
    <style:style style:name="P159" style:family="paragraph" style:parent-style-name="Table_20_Contents">
      <style:paragraph-properties fo:text-align="center" style:justify-single-word="false"/>
      <style:text-properties officeooo:rsid="0021f84b" officeooo:paragraph-rsid="0021f84b"/>
    </style:style>
    <style:style style:name="P160" style:family="paragraph" style:parent-style-name="Table_20_Contents">
      <style:paragraph-properties fo:text-align="center" style:justify-single-word="false"/>
      <style:text-properties officeooo:rsid="00250808" officeooo:paragraph-rsid="00250808"/>
    </style:style>
    <style:style style:name="P161" style:family="paragraph" style:parent-style-name="Table_20_Contents">
      <style:paragraph-properties fo:text-align="center" style:justify-single-word="false"/>
      <style:text-properties officeooo:rsid="002869f2" officeooo:paragraph-rsid="002869f2"/>
    </style:style>
    <style:style style:name="P162" style:family="paragraph" style:parent-style-name="Table_20_Contents">
      <style:paragraph-properties fo:text-align="center" style:justify-single-word="false"/>
      <style:text-properties officeooo:rsid="0029be8e" officeooo:paragraph-rsid="0029be8e"/>
    </style:style>
    <style:style style:name="P163" style:family="paragraph" style:parent-style-name="Table_20_Contents">
      <style:paragraph-properties fo:text-align="center" style:justify-single-word="false"/>
      <style:text-properties officeooo:rsid="00174969" officeooo:paragraph-rsid="00174969" fo:background-color="transparent"/>
    </style:style>
    <style:style style:name="P164" style:family="paragraph" style:parent-style-name="Table_20_Contents">
      <style:paragraph-properties fo:text-align="center" style:justify-single-word="false"/>
      <style:text-properties officeooo:rsid="002d8dd4" officeooo:paragraph-rsid="002d8dd4"/>
    </style:style>
    <style:style style:name="P165" style:family="paragraph" style:parent-style-name="Table_20_Contents">
      <style:paragraph-properties fo:text-align="center" style:justify-single-word="false"/>
      <style:text-properties officeooo:rsid="002d8dd4" officeooo:paragraph-rsid="0029be8e"/>
    </style:style>
    <style:style style:name="P166" style:family="paragraph" style:parent-style-name="Table_20_Contents">
      <style:paragraph-properties fo:text-align="center" style:justify-single-word="false"/>
      <style:text-properties officeooo:rsid="002f0711" officeooo:paragraph-rsid="002f0711"/>
    </style:style>
    <style:style style:name="P167" style:family="paragraph" style:parent-style-name="Table_20_Contents">
      <style:paragraph-properties fo:text-align="center" style:justify-single-word="false"/>
      <style:text-properties officeooo:rsid="0030de09" officeooo:paragraph-rsid="0030de09"/>
    </style:style>
    <style:style style:name="P168" style:family="paragraph" style:parent-style-name="Table_20_Contents">
      <style:paragraph-properties fo:text-align="center" style:justify-single-word="false"/>
      <style:text-properties officeooo:rsid="003100f5" officeooo:paragraph-rsid="003100f5"/>
    </style:style>
    <style:style style:name="P169" style:family="paragraph" style:parent-style-name="Table_20_Contents">
      <style:paragraph-properties fo:text-align="center" style:justify-single-word="false"/>
      <style:text-properties officeooo:rsid="0032b3a1" officeooo:paragraph-rsid="0032b3a1"/>
    </style:style>
    <style:style style:name="P170" style:family="paragraph" style:parent-style-name="Table_20_Contents">
      <style:paragraph-properties fo:text-align="center" style:justify-single-word="false"/>
      <style:text-properties officeooo:rsid="0033f9f3" officeooo:paragraph-rsid="0033f9f3"/>
    </style:style>
    <style:style style:name="P171" style:family="paragraph" style:parent-style-name="Table_20_Contents">
      <style:paragraph-properties fo:text-align="center" style:justify-single-word="false"/>
      <style:text-properties officeooo:rsid="0034a486" officeooo:paragraph-rsid="0034a486"/>
    </style:style>
    <style:style style:name="P172" style:family="paragraph" style:parent-style-name="Table_20_Contents">
      <style:paragraph-properties fo:text-align="center" style:justify-single-word="false"/>
      <style:text-properties officeooo:rsid="003afa8d" officeooo:paragraph-rsid="003afa8d"/>
    </style:style>
    <style:style style:name="P173" style:family="paragraph" style:parent-style-name="Table_20_Contents">
      <style:paragraph-properties fo:text-align="center" style:justify-single-word="false"/>
      <style:text-properties officeooo:rsid="003fe4c4" officeooo:paragraph-rsid="003fe4c4"/>
    </style:style>
    <style:style style:name="P174" style:family="paragraph" style:parent-style-name="Table_20_Contents">
      <style:paragraph-properties fo:text-align="center" style:justify-single-word="false"/>
      <style:text-properties officeooo:rsid="004711b4" officeooo:paragraph-rsid="004711b4"/>
    </style:style>
    <style:style style:name="P175" style:family="paragraph" style:parent-style-name="Text_20_body" style:master-page-name="">
      <style:paragraph-properties fo:text-align="center" style:justify-single-word="false" style:page-number="auto"/>
      <style:text-properties fo:font-weight="bold" officeooo:rsid="000ed699" officeooo:paragraph-rsid="000ed699" fo:background-color="#f09e6f" style:font-weight-asian="bold" style:font-weight-complex="bold"/>
    </style:style>
    <style:style style:name="P176" style:family="paragraph" style:parent-style-name="Text_20_body">
      <style:paragraph-properties fo:text-align="start" style:justify-single-word="false"/>
      <style:text-properties officeooo:paragraph-rsid="0050b8a4"/>
    </style:style>
    <style:style style:name="P177" style:family="paragraph" style:parent-style-name="Text_20_body">
      <style:paragraph-properties fo:text-align="start" style:justify-single-word="false"/>
      <style:text-properties officeooo:paragraph-rsid="00611637"/>
    </style:style>
    <style:style style:name="P178" style:family="paragraph" style:parent-style-name="Text_20_body">
      <style:paragraph-properties fo:text-align="start" style:justify-single-word="false"/>
      <style:text-properties officeooo:paragraph-rsid="006250e7"/>
    </style:style>
    <style:style style:name="P179" style:family="paragraph" style:parent-style-name="Text_20_body">
      <style:paragraph-properties fo:text-align="start" style:justify-single-word="false"/>
      <style:text-properties officeooo:paragraph-rsid="00647f3e"/>
    </style:style>
    <style:style style:name="P180" style:family="paragraph" style:parent-style-name="Text_20_body">
      <style:paragraph-properties fo:text-align="start" style:justify-single-word="false"/>
      <style:text-properties officeooo:paragraph-rsid="00661ea1"/>
    </style:style>
    <style:style style:name="P181" style:family="paragraph" style:parent-style-name="Text_20_body">
      <style:paragraph-properties fo:text-align="start" style:justify-single-word="false"/>
      <style:text-properties officeooo:paragraph-rsid="00668638"/>
    </style:style>
    <style:style style:name="P182" style:family="paragraph" style:parent-style-name="Text_20_body">
      <style:paragraph-properties fo:text-align="start" style:justify-single-word="false"/>
      <style:text-properties officeooo:paragraph-rsid="007cc937"/>
    </style:style>
    <style:style style:name="P183" style:family="paragraph" style:parent-style-name="Text_20_body">
      <style:paragraph-properties fo:text-align="start" style:justify-single-word="false"/>
      <style:text-properties officeooo:rsid="00611637" officeooo:paragraph-rsid="00611637"/>
    </style:style>
    <style:style style:name="P184" style:family="paragraph" style:parent-style-name="Text_20_body">
      <style:paragraph-properties fo:text-align="start" style:justify-single-word="false"/>
      <style:text-properties fo:font-variant="normal" fo:text-transform="none" fo:color="#0f1111" style:font-name="Amazon Ember" fo:font-size="14.25pt" fo:letter-spacing="normal" fo:font-style="normal" fo:font-weight="normal" officeooo:rsid="00647f3e" officeooo:paragraph-rsid="00647f3e"/>
    </style:style>
    <style:style style:name="P185" style:family="paragraph" style:parent-style-name="Text_20_body">
      <style:paragraph-properties fo:text-align="start" style:justify-single-word="false"/>
      <style:text-properties fo:font-variant="normal" fo:text-transform="none" fo:color="#0f1111" style:font-name="Amazon Ember" fo:font-size="14.25pt" fo:letter-spacing="normal" fo:font-style="normal" fo:font-weight="normal" officeooo:rsid="007cc937" officeooo:paragraph-rsid="007cc937"/>
    </style:style>
    <style:style style:name="P186" style:family="paragraph" style:parent-style-name="Heading_20_1" style:list-style-name="L1">
      <style:paragraph-properties fo:text-align="start" style:justify-single-word="false"/>
      <style:text-properties fo:font-size="14.25pt" fo:font-weight="normal" officeooo:rsid="0050b8a4" officeooo:paragraph-rsid="0050b8a4" fo:background-color="transparent" style:font-size-asian="12.25pt" style:font-weight-asian="normal" style:font-size-complex="14pt" style:font-weight-complex="normal"/>
    </style:style>
    <style:style style:name="P187" style:family="paragraph" style:parent-style-name="Heading_20_1" style:list-style-name="L1">
      <style:paragraph-properties fo:text-align="start" style:justify-single-word="false"/>
      <style:text-properties fo:font-size="14.25pt" fo:font-weight="normal" officeooo:rsid="0050b8a4" officeooo:paragraph-rsid="005260da" fo:background-color="transparent" style:font-size-asian="12.25pt" style:font-weight-asian="normal" style:font-size-complex="14pt" style:font-weight-complex="normal"/>
    </style:style>
    <style:style style:name="P188" style:family="paragraph" style:parent-style-name="Heading_20_1" style:list-style-name="L1">
      <style:paragraph-properties fo:text-align="start" style:justify-single-word="false"/>
      <style:text-properties fo:font-size="14.25pt" fo:font-weight="normal" officeooo:paragraph-rsid="005260da"/>
    </style:style>
    <style:style style:name="P189" style:family="paragraph" style:parent-style-name="Heading_20_1" style:list-style-name="L1">
      <style:paragraph-properties fo:text-align="start" style:justify-single-word="false"/>
      <style:text-properties fo:font-variant="normal" fo:text-transform="none" fo:color="#0f1111" style:font-name="Amazon Ember" fo:font-size="14.25pt" fo:letter-spacing="normal" fo:font-style="normal" fo:font-weight="normal" officeooo:rsid="0050b8a4" officeooo:paragraph-rsid="005260da" fo:background-color="transparent" style:font-size-asian="12.25pt" style:font-weight-asian="normal" style:font-size-complex="14pt" style:font-weight-complex="normal"/>
    </style:style>
    <style:style style:name="P190" style:family="paragraph" style:parent-style-name="Heading_20_1" style:list-style-name="L1">
      <style:paragraph-properties fo:text-align="start" style:justify-single-word="false"/>
      <style:text-properties fo:font-size="14pt" fo:font-weight="normal" officeooo:rsid="0050b8a4" officeooo:paragraph-rsid="0050b8a4" fo:background-color="transparent" style:font-size-asian="12.25pt" style:font-weight-asian="normal" style:font-size-complex="14pt" style:font-weight-complex="normal"/>
    </style:style>
    <style:style style:name="P191" style:family="paragraph" style:parent-style-name="Standard" style:list-style-name="L1">
      <style:paragraph-properties fo:text-align="start" style:justify-single-word="false"/>
      <style:text-properties fo:font-size="14pt" fo:font-weight="normal" officeooo:rsid="004daeb0" officeooo:paragraph-rsid="004daeb0" fo:background-color="transparent" style:font-size-asian="12.25pt" style:font-weight-asian="normal" style:font-size-complex="14pt" style:font-weight-complex="normal"/>
    </style:style>
    <style:style style:name="P192" style:family="paragraph" style:parent-style-name="Standard" style:list-style-name="L1">
      <style:paragraph-properties fo:text-align="start" style:justify-single-word="false"/>
      <style:text-properties fo:font-size="14pt" fo:font-weight="normal" officeooo:rsid="004eabc1" officeooo:paragraph-rsid="004eabc1" fo:background-color="transparent" style:font-size-asian="12.25pt" style:font-weight-asian="normal" style:font-size-complex="14pt" style:font-weight-complex="normal"/>
    </style:style>
    <style:style style:name="P193" style:family="paragraph" style:parent-style-name="Standard" style:list-style-name="L1">
      <style:paragraph-properties fo:text-align="start" style:justify-single-word="false"/>
      <style:text-properties fo:font-size="14pt" fo:font-weight="normal" officeooo:rsid="004b730a" officeooo:paragraph-rsid="004b730a" fo:background-color="transparent" style:font-size-asian="12.25pt" style:font-weight-asian="normal" style:font-size-complex="14pt" style:font-weight-complex="normal"/>
    </style:style>
    <style:style style:name="P194" style:family="paragraph" style:parent-style-name="Standard" style:list-style-name="L1">
      <style:paragraph-properties fo:text-align="center" style:justify-single-word="false"/>
      <style:text-properties fo:font-size="14pt" fo:font-weight="normal" officeooo:rsid="004b730a" officeooo:paragraph-rsid="004b730a" fo:background-color="transparent" style:font-size-asian="12.25pt" style:font-weight-asian="normal" style:font-size-complex="14pt" style:font-weight-complex="normal"/>
    </style:style>
    <style:style style:name="P195" style:family="paragraph" style:parent-style-name="Standard" style:list-style-name="L1">
      <style:paragraph-properties fo:text-align="start" style:justify-single-word="false"/>
      <style:text-properties fo:font-size="14pt" fo:font-weight="normal" officeooo:rsid="0050b8a4" officeooo:paragraph-rsid="0050b8a4" fo:background-color="transparent" style:font-size-asian="12.25pt" style:font-weight-asian="normal" style:font-size-complex="14pt" style:font-weight-complex="normal"/>
    </style:style>
    <style:style style:name="P196" style:family="paragraph" style:parent-style-name="Standard" style:list-style-name="L1">
      <style:paragraph-properties fo:text-align="start" style:justify-single-word="false"/>
      <style:text-properties fo:font-size="14pt" fo:font-weight="normal" officeooo:paragraph-rsid="0050b8a4"/>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c6a5" officeooo:paragraph-rsid="008add8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add8d" officeooo:paragraph-rsid="008add8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font-name="Liberation Serif" fo:font-size="12pt" fo:font-style="normal" fo:font-weight="normal" officeooo:paragraph-rsid="008add8d"/>
    </style:style>
    <style:style style:name="P200" style:family="paragraph" style:parent-style-name="Table_20_Contents">
      <style:paragraph-properties fo:text-align="center" style:justify-single-word="false"/>
      <style:text-properties officeooo:rsid="008add8d" officeooo:paragraph-rsid="008add8d" fo:background-color="#ffbf00"/>
    </style:style>
    <style:style style:name="P201" style:family="paragraph" style:parent-style-name="Table_20_Contents">
      <style:paragraph-properties fo:text-align="center" style:justify-single-word="false"/>
      <style:text-properties officeooo:rsid="008add8d" officeooo:paragraph-rsid="008add8d"/>
    </style:style>
    <style:style style:name="T1" style:family="text">
      <style:text-properties officeooo:rsid="000e517b"/>
    </style:style>
    <style:style style:name="T2" style:family="text">
      <style:text-properties officeooo:rsid="000ed699"/>
    </style:style>
    <style:style style:name="T3" style:family="text">
      <style:text-properties officeooo:rsid="000f3f92"/>
    </style:style>
    <style:style style:name="T4" style:family="text">
      <style:text-properties officeooo:rsid="00113abd"/>
    </style:style>
    <style:style style:name="T5" style:family="text">
      <style:text-properties officeooo:rsid="0012bfca"/>
    </style:style>
    <style:style style:name="T6" style:family="text">
      <style:text-properties fo:background-color="#ff4000" loext:char-shading-value="0"/>
    </style:style>
    <style:style style:name="T7" style:family="text">
      <style:text-properties officeooo:rsid="002d914c" fo:background-color="#ff4000" loext:char-shading-value="0"/>
    </style:style>
    <style:style style:name="T8" style:family="text">
      <style:text-properties officeooo:rsid="003e943e" fo:background-color="#ff4000" loext:char-shading-value="0"/>
    </style:style>
    <style:style style:name="T9" style:family="text">
      <style:text-properties officeooo:rsid="0015807f"/>
    </style:style>
    <style:style style:name="T10" style:family="text">
      <style:text-properties officeooo:rsid="0016edfd"/>
    </style:style>
    <style:style style:name="T11" style:family="text">
      <style:text-properties officeooo:rsid="0023ad56"/>
    </style:style>
    <style:style style:name="T12" style:family="text">
      <style:text-properties officeooo:rsid="0030de09"/>
    </style:style>
    <style:style style:name="T13" style:family="text">
      <style:text-properties officeooo:rsid="003100f5"/>
    </style:style>
    <style:style style:name="T14" style:family="text">
      <style:text-properties fo:background-color="#ccf4c6" loext:char-shading-value="0"/>
    </style:style>
    <style:style style:name="T15" style:family="text">
      <style:text-properties fo:background-color="transparent" loext:char-shading-value="0"/>
    </style:style>
    <style:style style:name="T16" style:family="text">
      <style:text-properties officeooo:rsid="0050b8a4" fo:background-color="transparent" loext:char-shading-value="0" style:font-size-asian="12.25pt" style:font-weight-asian="normal" style:font-size-complex="14pt" style:font-weight-complex="normal"/>
    </style:style>
    <style:style style:name="T17" style:family="text">
      <style:text-properties officeooo:rsid="0074c298" fo:background-color="transparent" loext:char-shading-value="0"/>
    </style:style>
    <style:style style:name="T18" style:family="text">
      <style:text-properties officeooo:rsid="0076adda" fo:background-color="transparent" loext:char-shading-value="0"/>
    </style:style>
    <style:style style:name="T19" style:family="text">
      <style:text-properties officeooo:rsid="00791801" fo:background-color="transparent" loext:char-shading-value="0"/>
    </style:style>
    <style:style style:name="T20" style:family="text">
      <style:text-properties officeooo:rsid="007ac4ae" fo:background-color="transparent" loext:char-shading-value="0"/>
    </style:style>
    <style:style style:name="T21" style:family="text">
      <style:text-properties officeooo:rsid="004711b4"/>
    </style:style>
    <style:style style:name="T22" style:family="text">
      <style:text-properties fo:font-weight="normal" officeooo:rsid="006bd3b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4daeb0"/>
    </style:style>
    <style:style style:name="T25" style:family="text">
      <style:text-properties officeooo:rsid="0050b8a4"/>
    </style:style>
    <style:style style:name="T26" style:family="text">
      <style:text-properties fo:font-variant="normal" fo:text-transform="none" fo:color="#0f1111" style:font-name="Amazon Ember" fo:font-size="13.5pt" fo:letter-spacing="normal" fo:font-style="normal" officeooo:rsid="0050b8a4"/>
    </style:style>
    <style:style style:name="T27" style:family="text">
      <style:text-properties fo:font-variant="normal" fo:text-transform="none" fo:color="#0f1111" style:font-name="Amazon Ember" fo:font-size="13.5pt" fo:letter-spacing="normal" fo:font-style="normal" fo:background-color="#fde9a9" loext:char-shading-value="0"/>
    </style:style>
    <style:style style:name="T28" style:family="text">
      <style:text-properties fo:font-variant="normal" fo:text-transform="none" fo:color="#0f1111" style:font-name="Amazon Ember" fo:font-size="13.5pt" fo:letter-spacing="normal" fo:font-style="normal" officeooo:rsid="005260da" fo:background-color="#fde9a9" loext:char-shading-value="0"/>
    </style:style>
    <style:style style:name="T29" style:family="text">
      <style:text-properties fo:font-variant="normal" fo:text-transform="none" fo:color="#0f1111" style:font-name="Amazon Ember" fo:letter-spacing="normal" fo:font-style="normal"/>
    </style:style>
    <style:style style:name="T30" style:family="text">
      <style:text-properties fo:font-variant="normal" fo:text-transform="none" fo:color="#0f1111" style:font-name="Amazon Ember" fo:letter-spacing="normal" fo:font-style="normal" officeooo:rsid="005260da"/>
    </style:style>
    <style:style style:name="T31" style:family="text">
      <style:text-properties fo:font-variant="normal" fo:text-transform="none" fo:color="#0f1111" style:font-name="Amazon Ember" fo:letter-spacing="normal" fo:font-style="normal" officeooo:rsid="0050b8a4" fo:background-color="transparent" loext:char-shading-value="0" style:font-size-asian="12.25pt" style:font-weight-asian="normal" style:font-size-complex="14pt" style:font-weight-complex="normal"/>
    </style:style>
    <style:style style:name="T32" style:family="text">
      <style:text-properties fo:font-variant="normal" fo:text-transform="none" fo:color="#0f1111" style:font-name="Amazon Ember" fo:letter-spacing="normal" fo:font-style="normal" officeooo:rsid="005260da" fo:background-color="transparent" loext:char-shading-value="0" style:font-size-asian="12.25pt" style:font-weight-asian="normal" style:font-size-complex="14pt" style:font-weight-complex="normal"/>
    </style:style>
    <style:style style:name="T33" style:family="text">
      <style:text-properties fo:font-variant="normal" fo:text-transform="none" fo:color="#0f1111" style:font-name="Amazon Ember" fo:letter-spacing="normal" fo:font-style="normal" fo:background-color="#fde9a9" loext:char-shading-value="0"/>
    </style:style>
    <style:style style:name="T34" style:family="text">
      <style:text-properties fo:font-variant="normal" fo:text-transform="none" fo:color="#0f1111" style:font-name="Amazon Ember" fo:font-size="14.25pt" fo:letter-spacing="normal" fo:font-style="normal" fo:font-weight="normal"/>
    </style:style>
    <style:style style:name="T35" style:family="text">
      <style:text-properties fo:font-variant="normal" fo:text-transform="none" fo:color="#0f1111" style:font-name="Amazon Ember" fo:font-size="14.25pt" fo:letter-spacing="normal" fo:font-style="normal" fo:font-weight="normal" officeooo:rsid="006250e7"/>
    </style:style>
    <style:style style:name="T36" style:family="text">
      <style:text-properties fo:font-variant="normal" fo:text-transform="none" fo:color="#0f1111" style:font-name="Amazon Ember" fo:font-size="14.25pt" fo:letter-spacing="normal" fo:font-style="normal" fo:font-weight="normal" officeooo:rsid="006250e7" fo:background-color="#fde9a9" loext:char-shading-value="0"/>
    </style:style>
    <style:style style:name="T37" style:family="text">
      <style:text-properties fo:font-variant="normal" fo:text-transform="none" fo:color="#0f1111" style:font-name="Amazon Ember" fo:font-size="14.25pt" fo:letter-spacing="normal" fo:font-style="normal" fo:font-weight="normal" officeooo:rsid="00661ea1" fo:background-color="#fde9a9" loext:char-shading-value="0"/>
    </style:style>
    <style:style style:name="T38" style:family="text">
      <style:text-properties fo:font-variant="normal" fo:text-transform="none" fo:color="#0f1111" style:font-name="Amazon Ember" fo:font-size="14.25pt" fo:letter-spacing="normal" fo:font-style="normal" fo:font-weight="normal" officeooo:rsid="00668638" fo:background-color="#fde9a9" loext:char-shading-value="0"/>
    </style:style>
    <style:style style:name="T39" style:family="text">
      <style:text-properties fo:font-variant="normal" fo:text-transform="none" fo:color="#0f1111" style:font-name="Amazon Ember" fo:font-size="14.25pt" fo:letter-spacing="normal" fo:font-style="normal" fo:font-weight="normal" officeooo:rsid="007cc937" fo:background-color="#fde9a9" loext:char-shading-value="0"/>
    </style:style>
    <style:style style:name="T40" style:family="text">
      <style:text-properties fo:font-variant="normal" fo:text-transform="none" fo:color="#0f1111" style:font-name="Amazon Ember" fo:font-size="14.25pt" fo:letter-spacing="normal" fo:font-style="normal" fo:font-weight="normal" officeooo:rsid="00647f3e"/>
    </style:style>
    <style:style style:name="T41" style:family="text">
      <style:text-properties fo:font-variant="normal" fo:text-transform="none" fo:color="#0f1111" style:font-name="Amazon Ember" fo:font-size="14.25pt" fo:letter-spacing="normal" fo:font-style="normal" fo:font-weight="normal" officeooo:rsid="00661ea1"/>
    </style:style>
    <style:style style:name="T42" style:family="text">
      <style:text-properties fo:font-variant="normal" fo:text-transform="none" fo:color="#0f1111" style:font-name="Amazon Ember" fo:font-size="14.25pt" fo:letter-spacing="normal" fo:font-style="normal" fo:font-weight="normal" officeooo:rsid="00668638"/>
    </style:style>
    <style:style style:name="T43" style:family="text">
      <style:text-properties fo:font-variant="normal" fo:text-transform="none" fo:color="#0f1111" style:font-name="Amazon Ember" fo:font-size="14.25pt" fo:letter-spacing="normal" fo:font-style="normal" fo:font-weight="normal" officeooo:rsid="007cc937"/>
    </style:style>
    <style:style style:name="T44" style:family="text">
      <style:text-properties fo:font-variant="normal" fo:text-transform="none" fo:color="#0f1111" style:text-line-through-style="none" style:text-line-through-type="none" fo:font-size="13.5pt" fo:font-style="normal" style:text-underline-style="none" style:text-blinking="false"/>
    </style:style>
    <style:style style:name="T45" style:family="text">
      <style:text-properties fo:font-variant="normal" fo:text-transform="none" fo:color="#0f1111" style:text-line-through-style="none" style:text-line-through-type="none" fo:font-size="13.5pt" fo:font-style="normal" style:text-underline-style="none" officeooo:rsid="005260da" style:text-blinking="false"/>
    </style:style>
    <style:style style:name="T46" style:family="text">
      <style:text-properties fo:font-variant="normal" fo:text-transform="none" fo:color="#0f1111" style:text-line-through-style="none" style:text-line-through-type="none" fo:font-size="13.5pt" fo:font-style="normal" style:text-underline-style="none" officeooo:rsid="005260da" style:text-blinking="false" fo:background-color="#fde9a9" loext:char-shading-value="0"/>
    </style:style>
    <style:style style:name="T47" style:family="text">
      <style:text-properties fo:font-variant="normal" fo:text-transform="none" fo:color="#0f1111" style:text-line-through-style="none" style:text-line-through-type="none" style:font-name="Amazon Ember" fo:font-size="13.5pt" fo:letter-spacing="normal" fo:font-style="normal" style:text-underline-style="none" style:text-blinking="false"/>
    </style:style>
    <style:style style:name="T48" style:family="text">
      <style:text-properties fo:font-variant="normal" fo:text-transform="none" fo:color="#565959" style:font-name="Amazon Ember" fo:font-size="10.5pt" fo:letter-spacing="normal" fo:font-style="normal" fo:background-color="#fde9a9" loext:char-shading-value="0" style:font-weight-asian="normal" style:font-weight-complex="normal"/>
    </style:style>
    <style:style style:name="T49" style:family="text">
      <style:text-properties fo:font-variant="normal" fo:text-transform="none" fo:color="#565959" style:font-name="Amazon Ember" fo:font-size="10.5pt" fo:letter-spacing="normal" fo:font-style="normal" fo:font-weight="normal" officeooo:rsid="00647f3e" fo:background-color="#fde9a9" loext:char-shading-value="0"/>
    </style:style>
    <style:style style:name="T50" style:family="text">
      <style:text-properties fo:font-variant="normal" fo:text-transform="none" fo:color="#565959" style:font-name="Amazon Ember" fo:font-size="14.25pt" fo:letter-spacing="normal" fo:font-style="normal" fo:font-weight="normal" officeooo:rsid="00647f3e"/>
    </style:style>
    <style:style style:name="T51" style:family="text">
      <style:text-properties fo:font-variant="normal" fo:text-transform="none" fo:color="#565959" style:font-name="Amazon Ember" fo:font-size="14.25pt" fo:letter-spacing="normal" fo:font-style="normal" fo:font-weight="normal" officeooo:rsid="00661ea1"/>
    </style:style>
    <style:style style:name="T52" style:family="text">
      <style:text-properties fo:font-variant="normal" fo:text-transform="none" fo:color="#565959" style:font-name="Amazon Ember" fo:font-size="14.25pt" fo:letter-spacing="normal" fo:font-style="normal" fo:font-weight="normal" officeooo:rsid="00661ea1" fo:background-color="#fde9a9" loext:char-shading-value="0"/>
    </style:style>
    <style:style style:name="T53" style:family="text">
      <style:text-properties fo:font-variant="normal" fo:text-transform="none" fo:color="#387ed1" style:font-name="Helvetica" fo:font-size="15pt" fo:letter-spacing="normal"/>
    </style:style>
    <style:style style:name="T54" style:family="text">
      <style:text-properties officeooo:rsid="005260da"/>
    </style:style>
    <style:style style:name="T55" style:family="text">
      <style:text-properties fo:font-size="13.5pt" officeooo:rsid="005260da" fo:background-color="#fde9a9" loext:char-shading-value="0"/>
    </style:style>
    <style:style style:name="T56" style:family="text">
      <style:text-properties fo:background-color="#fde9a9" loext:char-shading-value="0"/>
    </style:style>
    <style:style style:name="T57" style:family="text">
      <style:text-properties officeooo:rsid="0050b8a4" fo:background-color="#fde9a9" loext:char-shading-value="0" style:font-size-asian="12.25pt" style:font-weight-asian="normal" style:font-size-complex="14pt" style:font-weight-complex="normal"/>
    </style:style>
    <style:style style:name="T58" style:family="text">
      <style:text-properties officeooo:rsid="005adad4"/>
    </style:style>
    <style:style style:name="T59" style:family="text">
      <style:text-properties officeooo:rsid="005eb667"/>
    </style:style>
    <style:style style:name="T60" style:family="text">
      <style:text-properties officeooo:rsid="00602b8f"/>
    </style:style>
    <style:style style:name="T61" style:family="text">
      <style:text-properties officeooo:rsid="00611637"/>
    </style:style>
    <style:style style:name="T62" style:family="text">
      <style:text-properties officeooo:rsid="006250e7"/>
    </style:style>
    <style:style style:name="T63" style:family="text">
      <style:text-properties fo:background-color="#43c330" loext:char-shading-value="0"/>
    </style:style>
    <style:style style:name="T64" style:family="text">
      <style:text-properties officeooo:rsid="0050b8a4" fo:background-color="#43c330" loext:char-shading-value="0"/>
    </style:style>
    <style:style style:name="T65" style:family="text">
      <style:text-properties officeooo:rsid="006bd3b4"/>
    </style:style>
    <style:style style:name="T66" style:family="text">
      <style:text-properties officeooo:rsid="00714afb"/>
    </style:style>
    <style:style style:name="T67" style:family="text">
      <style:text-properties officeooo:rsid="0074c298"/>
    </style:style>
    <style:style style:name="T68" style:family="text">
      <style:text-properties officeooo:rsid="0074f21b"/>
    </style:style>
    <style:style style:name="T69" style:family="text">
      <style:text-properties officeooo:rsid="007ac4ae"/>
    </style:style>
    <style:style style:name="T70" style:family="text">
      <style:text-properties officeooo:rsid="0087e025"/>
    </style:style>
    <style:style style:name="T71" style:family="text">
      <style:text-properties style:text-outline="false" style:text-line-through-style="none" style:text-line-through-type="none" fo:text-shadow="none" style:text-underline-style="none" officeooo:rsid="000cc6a5" style:font-size-asian="12pt" style:font-style-asian="normal" style:font-weight-asian="normal" style:font-size-complex="12pt" style:font-style-complex="normal" style:font-weight-complex="normal"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Income source and investment</text:p>
      <text:p text:style-name="Text_20_body"/>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8">INCOME SOURCE</text:p>
          </table:table-cell>
          <table:table-cell table:style-name="Table1.A1" office:value-type="string">
            <text:p text:style-name="P108">EMAIL</text:p>
          </table:table-cell>
          <table:table-cell table:style-name="Table1.A1" office:value-type="string">
            <text:p text:style-name="P108">PHONE NO:</text:p>
          </table:table-cell>
          <table:table-cell table:style-name="Table1.A1" office:value-type="string">
            <text:p text:style-name="P108">BANK ACCOUNT</text:p>
          </table:table-cell>
          <table:table-cell table:style-name="Table1.E1" office:value-type="string">
            <text:p text:style-name="P109">Income</text:p>
          </table:table-cell>
        </table:table-row>
        <table:table-row table:style-name="Table1.2">
          <table:table-cell table:style-name="Table1.A2" office:value-type="string">
            <text:p text:style-name="P99">Ameotech</text:p>
          </table:table-cell>
          <table:table-cell table:style-name="Table1.A2" office:value-type="string">
            <text:p text:style-name="P100">Pulkitmadaan.ameotech@gmail.com</text:p>
          </table:table-cell>
          <table:table-cell table:style-name="Table1.A2" office:value-type="string">
            <text:p text:style-name="P100">8708990521 / 9988848231</text:p>
          </table:table-cell>
          <table:table-cell table:style-name="Table1.A2" office:value-type="string">
            <text:p text:style-name="P100">SBI</text:p>
          </table:table-cell>
          <table:table-cell table:style-name="Table1.E2" office:value-type="string">
            <text:p text:style-name="P101">13000/month</text:p>
          </table:table-cell>
        </table:table-row>
        <table:table-row table:style-name="Table1.2">
          <table:table-cell table:style-name="Table1.A2" office:value-type="string">
            <text:p text:style-name="P99"/>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101"/>
          </table:table-cell>
        </table:table-row>
        <table:table-row table:style-name="Table1.2">
          <table:table-cell table:style-name="Table1.A2" office:value-type="string">
            <text:p text:style-name="P99">Youtube</text:p>
          </table:table-cell>
          <table:table-cell table:style-name="Table1.A2" office:value-type="string">
            <text:p text:style-name="P100">pulkitmadaan193@gmail.com</text:p>
          </table:table-cell>
          <table:table-cell table:style-name="Table1.A2" office:value-type="string">
            <text:p text:style-name="P98">9988848231</text:p>
          </table:table-cell>
          <table:table-cell table:style-name="Table1.A2" office:value-type="string">
            <text:p text:style-name="P100">kotak</text:p>
          </table:table-cell>
          <table:table-cell table:style-name="Table1.E2" office:value-type="string">
            <text:p text:style-name="P98"/>
          </table:table-cell>
        </table:table-row>
        <table:table-row>
          <table:table-cell table:style-name="Table1.A2" office:value-type="string">
            <text:p text:style-name="P99"/>
          </table:table-cell>
          <table:table-cell table:style-name="Table1.A2" office:value-type="string">
            <text:p text:style-name="P100"/>
          </table:table-cell>
          <table:table-cell table:style-name="Table1.A2" office:value-type="string">
            <text:p text:style-name="P98"/>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2" office:value-type="string">
            <text:p text:style-name="P99">Cryptocurrency</text:p>
          </table:table-cell>
          <table:table-cell table:style-name="Table1.B6" office:value-type="string">
            <text:p text:style-name="P99">-</text:p>
          </table:table-cell>
          <table:table-cell table:style-name="Table1.B6" office:value-type="string">
            <text:p text:style-name="P99">-</text:p>
          </table:table-cell>
          <table:table-cell table:style-name="Table1.B6" office:value-type="string">
            <text:p text:style-name="P99">-</text:p>
          </table:table-cell>
          <table:table-cell table:style-name="Table1.E2" office:value-type="string">
            <text:p text:style-name="P98"/>
          </table:table-cell>
        </table:table-row>
        <table:table-row>
          <table:table-cell table:style-name="Table1.A2" office:value-type="string">
            <text:p text:style-name="P99">Wazirx</text:p>
          </table:table-cell>
          <table:table-cell table:style-name="Table1.B6" office:value-type="string">
            <text:p text:style-name="P99">pulkitmadaanit@gmail.com</text:p>
          </table:table-cell>
          <table:table-cell table:style-name="Table1.A2" office:value-type="string">
            <text:p text:style-name="P98">9988848231</text:p>
          </table:table-cell>
          <table:table-cell table:style-name="Table1.A2" office:value-type="string">
            <text:p text:style-name="P100">kotak</text:p>
          </table:table-cell>
          <table:table-cell table:style-name="Table1.E2" office:value-type="string">
            <text:p text:style-name="P98"/>
          </table:table-cell>
        </table:table-row>
        <table:table-row table:style-name="Table1.2">
          <table:table-cell table:style-name="Table1.A2" office:value-type="string">
            <text:p text:style-name="P99">Bitbns</text:p>
          </table:table-cell>
          <table:table-cell table:style-name="Table1.B6" office:value-type="string">
            <text:p text:style-name="P99">Pulkit.pragroot@gmail.com</text:p>
          </table:table-cell>
          <table:table-cell table:style-name="Table1.A2" office:value-type="string">
            <text:p text:style-name="P98">9988848231</text:p>
          </table:table-cell>
          <table:table-cell table:style-name="Table1.A2" office:value-type="string">
            <text:p text:style-name="P100">kotak</text:p>
          </table:table-cell>
          <table:table-cell table:style-name="Table1.E2" office:value-type="string">
            <text:p text:style-name="P98"/>
          </table:table-cell>
        </table:table-row>
        <table:table-row>
          <table:table-cell table:style-name="Table1.A2" office:value-type="string">
            <text:p text:style-name="P99"/>
          </table:table-cell>
          <table:table-cell table:style-name="Table1.B6" office:value-type="string">
            <text:p text:style-name="P99"/>
          </table:table-cell>
          <table:table-cell table:style-name="Table1.A2" office:value-type="string">
            <text:p text:style-name="P98"/>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0">upwork</text:p>
          </table:table-cell>
          <table:table-cell table:style-name="Table1.B6" office:value-type="string">
            <text:p text:style-name="P100">Pulkit.pragroot@gmail.com</text:p>
          </table:table-cell>
          <table:table-cell table:style-name="Table1.A2" office:value-type="string">
            <text:p text:style-name="P100">8708990521</text:p>
          </table:table-cell>
          <table:table-cell table:style-name="Table1.A2" office:value-type="string">
            <text:p text:style-name="P100">kotak</text:p>
          </table:table-cell>
          <table:table-cell table:style-name="Table1.E2" office:value-type="string">
            <text:p text:style-name="P98"/>
          </table:table-cell>
        </table:table-row>
        <table:table-row table:style-name="Table1.2">
          <table:table-cell table:style-name="Table1.A10" office:value-type="string">
            <text:p text:style-name="P100"/>
          </table:table-cell>
          <table:table-cell table:style-name="Table1.B6"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0">Stocks</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0">Zerodha</text:p>
          </table:table-cell>
          <table:table-cell table:style-name="Table1.A2" office:value-type="string">
            <text:p text:style-name="P197">Pulkit.pragroot@gmail.com</text:p>
          </table:table-cell>
          <table:table-cell table:style-name="Table1.A2" office:value-type="string">
            <text:p text:style-name="P197">9988848231</text:p>
          </table:table-cell>
          <table:table-cell table:style-name="Table1.A2" office:value-type="string">
            <text:p text:style-name="P198">Sbi account </text:p>
          </table:table-cell>
          <table:table-cell table:style-name="Table1.E2" office:value-type="string">
            <text:p text:style-name="P98"/>
          </table:table-cell>
        </table:table-row>
        <table:table-row table:style-name="Table1.2">
          <table:table-cell table:style-name="Table1.A10" office:value-type="string">
            <text:p text:style-name="P100">Grow</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demat(kotak)</text:p>
          </table:table-cell>
          <table:table-cell table:style-name="Table1.E2" office:value-type="string">
            <text:p text:style-name="P98"/>
          </table:table-cell>
        </table:table-row>
        <table:table-row table:style-name="Table1.2">
          <table:table-cell table:style-name="Table1.A10"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1">Sip <text:span text:style-name="T11">in stocks</text:span></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1">Ppf account</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1">RD</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1">FD</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4">IPO</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3"/>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5">Commodities</text:p>
          </table:table-cell>
          <table:table-cell table:style-name="Table1.A2" office:value-type="string">
            <text:p text:style-name="P105">buying <text:s/>digitally Good/silver is a good investement.</text:p>
          </table:table-cell>
          <table:table-cell table:style-name="Table1.A2" office:value-type="string">
            <text:p text:style-name="P105">Gold bonds </text:p>
          </table:table-cell>
          <table:table-cell table:style-name="Table1.A2" office:value-type="string">
            <text:p text:style-name="P105">Gold etf</text:p>
          </table:table-cell>
          <table:table-cell table:style-name="Table1.E2" office:value-type="string">
            <text:p text:style-name="P98"/>
          </table:table-cell>
        </table:table-row>
        <table:table-row table:style-name="Table1.2">
          <table:table-cell table:style-name="Table1.A10" office:value-type="string">
            <text:p text:style-name="P107">LIC</text:p>
          </table:table-cell>
          <table:table-cell table:style-name="Table1.A2" office:value-type="string">
            <text:p text:style-name="P107">Check schemes of lic</text:p>
          </table:table-cell>
          <table:table-cell table:style-name="Table1.A2" office:value-type="string">
            <text:p text:style-name="P107">Jeevan umang</text:p>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2">Sip in Crypto</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01"/>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10">HUDA</text:p>
          </table:table-cell>
          <table:table-cell table:style-name="Table1.A2" office:value-type="string">
            <text:p text:style-name="P110">HUDA PLOT FORM</text:p>
          </table:table-cell>
          <table:table-cell table:style-name="Table1.A2" office:value-type="string">
            <text:p text:style-name="P100">---------------</text:p>
          </table:table-cell>
          <table:table-cell table:style-name="Table1.A2" office:value-type="string">
            <text:p text:style-name="P100">------------</text:p>
          </table:table-cell>
          <table:table-cell table:style-name="Table1.E2" office:value-type="string">
            <text:p text:style-name="P98">---------</text:p>
          </table:table-cell>
        </table:table-row>
        <table:table-row table:style-name="Table1.2">
          <table:table-cell table:style-name="Table1.A10" office:value-type="string">
            <text:p text:style-name="P105">Real Estate</text:p>
          </table:table-cell>
          <table:table-cell table:style-name="Table1.A2" office:value-type="string">
            <text:p text:style-name="P106">Ghar banaya sasti jagah pr.</text:p>
          </table:table-cell>
          <table:table-cell table:style-name="Table1.A2" office:value-type="string">
            <text:p text:style-name="P106">Rate bhi badega</text:p>
          </table:table-cell>
          <table:table-cell table:style-name="Table1.A2" office:value-type="string">
            <text:p text:style-name="P106">Rent aayega</text:p>
          </table:table-cell>
          <table:table-cell table:style-name="Table1.E2" office:value-type="string">
            <text:p text:style-name="P106">Alag se</text:p>
          </table:table-cell>
        </table:table-row>
        <table:table-row table:style-name="Table1.2">
          <table:table-cell table:style-name="Table1.A10" office:value-type="string">
            <text:p text:style-name="P105">Intellectual property</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row table:style-name="Table1.2">
          <table:table-cell table:style-name="Table1.A10" office:value-type="string">
            <text:p text:style-name="P111">committee</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98"/>
          </table:table-cell>
        </table:table-row>
      </table:table>
      <text:p text:style-name="P11"/>
      <text:p text:style-name="P95">email and password</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9">Account type</text:p>
          </table:table-cell>
          <table:table-cell table:style-name="Table3.A1" office:value-type="string">
            <text:p text:style-name="P118">Email</text:p>
          </table:table-cell>
          <table:table-cell table:style-name="Table3.A1" office:value-type="string">
            <text:p text:style-name="P118">password</text:p>
          </table:table-cell>
          <table:table-cell table:style-name="Table3.A1" office:value-type="string">
            <text:p text:style-name="P118">Recovery </text:p>
          </table:table-cell>
          <table:table-cell table:style-name="Table3.A1" office:value-type="string">
            <text:p text:style-name="P129">mobile</text:p>
          </table:table-cell>
        </table:table-row>
        <table:table-row>
          <table:table-cell table:style-name="Table3.A1" office:value-type="string">
            <text:p text:style-name="P134">Gmail</text:p>
          </table:table-cell>
          <table:table-cell table:style-name="Table3.A1" office:value-type="string">
            <text:p text:style-name="P118"/>
          </table:table-cell>
          <table:table-cell table:style-name="Table3.A1" office:value-type="string">
            <text:p text:style-name="P118"/>
          </table:table-cell>
          <table:table-cell table:style-name="Table3.A1" office:value-type="string">
            <text:p text:style-name="P118"/>
          </table:table-cell>
          <table:table-cell table:style-name="Table3.A1" office:value-type="string">
            <text:p text:style-name="P118"/>
          </table:table-cell>
        </table:table-row>
        <table:table-row>
          <table:table-cell table:style-name="Table3.A1" office:value-type="string">
            <text:p text:style-name="P96"/>
          </table:table-cell>
          <table:table-cell table:style-name="Table3.A1" office:value-type="string">
            <text:p text:style-name="P120">pulkitmadaanit@gmail.com</text:p>
          </table:table-cell>
          <table:table-cell table:style-name="Table3.A1" office:value-type="string">
            <text:p text:style-name="P120">Focus@12</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root@gmail.com</text:p>
          </table:table-cell>
          <table:table-cell table:style-name="Table3.A1" office:value-type="string">
            <text:p text:style-name="P120">Focus@123!</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matic@gmail.com</text:p>
          </table:table-cell>
          <table:table-cell table:style-name="Table3.A1" office:value-type="string">
            <text:p text:style-name="P120">Focus@12</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text:span text:style-name="T3">madaan1997</text:span>@gmail.com</text:p>
          </table:table-cell>
          <table:table-cell table:style-name="Table3.A1" office:value-type="string">
            <text:p text:style-name="P141">Ankit ko pata</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text:span text:style-name="T4">p</text:span>ulkit<text:span text:style-name="T3">madaan.ameotech</text:span>@gmail.com</text:p>
          </table:table-cell>
          <table:table-cell table:style-name="Table3.A1" office:value-type="string">
            <text:p text:style-name="P129">pulkit@ameo(“)</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8"/>
          </table:table-cell>
          <table:table-cell table:style-name="Table3.A1" office:value-type="string">
            <text:p text:style-name="P123">1603031.it.cec@cgc.edu.in</text:p>
          </table:table-cell>
          <table:table-cell table:style-name="Table3.A1" office:value-type="string">
            <text:p text:style-name="P129">Cec@123#</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3">pulkitmadaan193@gmail.com</text:p>
          </table:table-cell>
          <table:table-cell table:style-name="Table3.A1" office:value-type="string">
            <text:p text:style-name="P129"><text:span text:style-name="T6">Ankit ko pata</text:span> </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31">pythonteamdev@gmail.com</text:p>
          </table:table-cell>
          <table:table-cell table:style-name="Table3.A1" office:value-type="string">
            <text:p text:style-name="P131">Qwerty@123</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31">sanjeevdirwal30@gmail.com</text:p>
          </table:table-cell>
          <table:table-cell table:style-name="Table3.A1" office:value-type="string">
            <text:p text:style-name="P131">Dirwal@456</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4">Upwork</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root@gmail.com</text:p>
          </table:table-cell>
          <table:table-cell table:style-name="Table3.A1" office:value-type="string">
            <text:p text:style-name="P121"><text:a xlink:type="simple" xlink:href="mailto:Focus@123" text:style-name="Internet_20_link" text:visited-style-name="Visited_20_Internet_20_Link">Focus@123</text:a>! /<text:span text:style-name="T5"> </text:span>Focus@1234!</text:p>
          </table:table-cell>
          <table:table-cell table:style-name="Table3.A1" office:value-type="string">
            <text:p text:style-name="P132">Pet : mukul</text:p>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sanjeevdirwal30@gmail.com</text:p>
          </table:table-cell>
          <table:table-cell table:style-name="Table3.A1" office:value-type="string">
            <text:p text:style-name="P120">Sdirwal$1709</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43">sunil</text:p>
          </table:table-cell>
          <table:table-cell table:style-name="Table3.A1" office:value-type="string">
            <text:p text:style-name="P96">-</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45">prateek</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4">Skype</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matic@gmail.com</text:p>
          </table:table-cell>
          <table:table-cell table:style-name="Table3.A1" office:value-type="string">
            <text:p text:style-name="P120">Focus@12</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32">Pulkitmadaan.ameotech@gmail.com</text:p>
          </table:table-cell>
          <table:table-cell table:style-name="Table3.A1" office:value-type="string">
            <text:p text:style-name="P130">pulkit@ameo(“)</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4">Microsoft_azure</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matic@gmail.com</text:p>
          </table:table-cell>
          <table:table-cell table:style-name="Table3.A1" office:value-type="string">
            <text:p text:style-name="P120">Focus@12</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5">AWS</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madaanit@gmail.com</text:p>
          </table:table-cell>
          <table:table-cell table:style-name="Table3.A1" office:value-type="string">
            <text:p text:style-name="P33">Pulkitm@d@@n123!</text:p>
            <text:p text:style-name="Standard"/>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5"><text:span text:style-name="T9">H</text:span>eroku</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33">pulkitmadaanit@gmail.com</text:p>
            <text:p text:style-name="Standard"/>
            <text:p text:style-name="P96"/>
          </table:table-cell>
          <table:table-cell table:style-name="Table3.A1" office:value-type="string">
            <text:p text:style-name="P120">Pulkitm@d@@n123!</text:p>
          </table:table-cell>
          <table:table-cell table:style-name="Table3.A1" office:value-type="string">
            <text:p text:style-name="P120"/>
          </table:table-cell>
          <table:table-cell table:style-name="Table3.A1" office:value-type="string">
            <text:p text:style-name="P96"/>
          </table:table-cell>
        </table:table-row>
        <table:table-row>
          <table:table-cell table:style-name="Table3.A1" office:value-type="string">
            <text:p text:style-name="P126">Github</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style-name="Table3.40">
          <table:table-cell table:style-name="Table3.A1" office:value-type="string">
            <text:p text:style-name="P96"/>
          </table:table-cell>
          <table:table-cell table:style-name="Table3.A1" office:value-type="string">
            <text:p text:style-name="P120">Pulkitmadaanit@gmail.com</text:p>
          </table:table-cell>
          <table:table-cell table:style-name="Table3.A1" office:value-type="string">
            <text:p text:style-name="P33">Pulkitm@d@@n<text:soft-page-break/>123!</text:p>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33">pulkitmadaan1997@gmail.com</text:p>
          </table:table-cell>
          <table:table-cell table:style-name="Table3.A1" office:value-type="string">
            <text:p text:style-name="P140">forget</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7">Docker</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34">pulkitmadaanit@gmail.com</text:p>
            <text:p text:style-name="P34"/>
          </table:table-cell>
          <table:table-cell table:style-name="Table3.A1" office:value-type="string">
            <text:p text:style-name="P120">Pulkitm@d@@n123!</text:p>
          </table:table-cell>
          <table:table-cell table:style-name="Table3.A1" office:value-type="string">
            <text:p text:style-name="P122">pm1997</text:p>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24"><text:span text:style-name="T9">E</text:span>dunix</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6"/>
          </table:table-cell>
          <table:table-cell table:style-name="Table3.A1" office:value-type="string">
            <text:p text:style-name="P120">pulkitpragmatic@gmail.com</text:p>
          </table:table-cell>
          <table:table-cell table:style-name="Table3.A1" office:value-type="string">
            <text:p text:style-name="P120">Focus@123!</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7"/>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6">Udemy</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7"/>
          </table:table-cell>
          <table:table-cell table:style-name="Table3.A1" office:value-type="string">
            <text:p text:style-name="P150">pulkit</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7"/>
          </table:table-cell>
          <table:table-cell table:style-name="Table3.A1" office:value-type="string">
            <text:p text:style-name="P150">pulkit</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7"/>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Cognizant.udemy</text:p>
          </table:table-cell>
          <table:table-cell table:style-name="Table3.A1" office:value-type="string">
            <text:p text:style-name="P144">mukul</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151">8290495389</text:p>
          </table:table-cell>
        </table:table-row>
        <table:table-row>
          <table:table-cell table:style-name="Table3.A1" office:value-type="string">
            <text:p text:style-name="P97"/>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Zomato</text:p>
          </table:table-cell>
          <table:table-cell table:style-name="Table3.A1" office:value-type="string">
            <text:p text:style-name="P151"/>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97"/>
          </table:table-cell>
          <table:table-cell table:style-name="Table3.A1" office:value-type="string">
            <text:p text:style-name="P144">pulkitmadaan</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151">9988848231</text:p>
          </table:table-cell>
        </table:table-row>
        <table:table-row>
          <table:table-cell table:style-name="Table3.A1" office:value-type="string">
            <text:p text:style-name="P97"/>
          </table:table-cell>
          <table:table-cell table:style-name="Table3.A1" office:value-type="string">
            <text:p text:style-name="P144">pulkitmadaan</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151">8708990521</text:p>
          </table:table-cell>
        </table:table-row>
        <table:table-row>
          <table:table-cell table:style-name="Table3.A1" office:value-type="string">
            <text:p text:style-name="P97"/>
          </table:table-cell>
          <table:table-cell table:style-name="Table3.A1" office:value-type="string">
            <text:p text:style-name="P151"/>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Swiggy</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144">pulkit</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151">9988848231</text:p>
          </table:table-cell>
        </table:table-row>
        <table:table-row>
          <table:table-cell table:style-name="Table3.A1" office:value-type="string">
            <text:p text:style-name="P138"/>
          </table:table-cell>
          <table:table-cell table:style-name="Table3.A1" office:value-type="string">
            <text:p text:style-name="P144">pulkit</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151">8708990521</text:p>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7">Amazon</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9"/>
          </table:table-cell>
          <table:table-cell table:style-name="Table3.A1" office:value-type="string">
            <text:p text:style-name="P149">pulkitmad</text:p>
          </table:table-cell>
          <table:table-cell table:style-name="Table3.A1" office:value-type="string">
            <text:p text:style-name="P142">Mirzapur2@munna</text:p>
          </table:table-cell>
          <table:table-cell table:style-name="Table3.A1" office:value-type="string">
            <text:p text:style-name="P96"/>
          </table:table-cell>
          <table:table-cell table:style-name="Table3.A1" office:value-type="string">
            <text:p text:style-name="P158">9988848231</text:p>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9">Flipkart</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149">pulkitmadaan</text:p>
          </table:table-cell>
          <table:table-cell table:style-name="Table3.A1" office:value-type="string">
            <text:p text:style-name="P149">forget</text:p>
          </table:table-cell>
          <table:table-cell table:style-name="Table3.A1" office:value-type="string">
            <text:p text:style-name="P96"/>
          </table:table-cell>
          <table:table-cell table:style-name="Table3.A1" office:value-type="string">
            <text:p text:style-name="P158">9988848231</text:p>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9">Myntra</text:p>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149">pulkitmadaan</text:p>
          </table:table-cell>
          <table:table-cell table:style-name="Table3.A1" office:value-type="string">
            <text:p text:style-name="P149">forget</text:p>
          </table:table-cell>
          <table:table-cell table:style-name="Table3.A1" office:value-type="string">
            <text:p text:style-name="P96"/>
          </table:table-cell>
          <table:table-cell table:style-name="Table3.A1" office:value-type="string">
            <text:p text:style-name="P158">9988848231</text:p>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9">SBI REWARDS</text:p>
          </table:table-cell>
          <table:table-cell table:style-name="Table3.A1" office:value-type="string">
            <text:p text:style-name="P149">Pulkitmadaan1997@gmail.com</text:p>
          </table:table-cell>
          <table:table-cell table:style-name="Table3.A1" office:value-type="string">
            <text:p text:style-name="P149">forget</text:p>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200">zerodha</text:p>
          </table:table-cell>
          <table:table-cell table:style-name="Table3.A1" office:value-type="string">
            <text:p text:style-name="P199"><text:a xlink:type="simple" xlink:href="mailto:Pulkit.pragroot@gmail.com" text:style-name="Internet_20_link" text:visited-style-name="Visited_20_Internet_20_Link">Pulkit.pragroot@gmail.com</text:a><text:span text:style-name="T71"> / <text:s/></text:span><text:bookmark text:name="m_3014602717683612530client-id"/><text:span text:style-name="T53">RTH110</text:span></text:p>
            <text:p text:style-name="P197"/>
          </table:table-cell>
          <table:table-cell table:style-name="Table3.A1" office:value-type="string">
            <text:p text:style-name="P201">Focus@123!</text:p>
          </table:table-cell>
          <table:table-cell table:style-name="Table3.A1" office:value-type="string">
            <text:p text:style-name="P201">946663</text:p>
          </table:table-cell>
          <table:table-cell table:style-name="Table3.A1" office:value-type="string">
            <text:p text:style-name="P201">9988848231</text:p>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row>
          <table:table-cell table:style-name="Table3.A1" office:value-type="string">
            <text:p text:style-name="P138"/>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cell table:style-name="Table3.A1" office:value-type="string">
            <text:p text:style-name="P96"/>
          </table:table-cell>
        </table:table-row>
      </table:table>
      <text:p text:style-name="P29"><text:soft-page-break/></text:p>
      <text:p text:style-name="P29">Bank account Details</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152">Bank name</text:p>
          </table:table-cell>
          <table:table-cell table:style-name="Table4.A1" office:value-type="string">
            <text:p text:style-name="P152">Ifsc code</text:p>
          </table:table-cell>
          <table:table-cell table:style-name="Table4.A1" office:value-type="string">
            <text:p text:style-name="P152">branch</text:p>
          </table:table-cell>
          <table:table-cell table:style-name="Table4.A1" office:value-type="string">
            <text:p text:style-name="P152">Account no:</text:p>
          </table:table-cell>
          <table:table-cell table:style-name="Table4.A1" office:value-type="string">
            <text:p text:style-name="P159">Customer Id</text:p>
          </table:table-cell>
          <table:table-cell table:style-name="Table4.A1" office:value-type="string">
            <text:p text:style-name="P157">MOBILE </text:p>
          </table:table-cell>
          <table:table-cell table:style-name="Table4.A1" office:value-type="string">
            <text:p text:style-name="P159">Nominee</text:p>
          </table:table-cell>
          <table:table-cell table:style-name="Table4.A1" office:value-type="string">
            <text:p text:style-name="P161">CRN</text:p>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row>
          <table:table-cell table:style-name="Table4.A1" office:value-type="string">
            <text:p text:style-name="P157">SBI</text:p>
          </table:table-cell>
          <table:table-cell table:style-name="Table4.A1" office:value-type="string">
            <text:p text:style-name="P157">SBIN0002356</text:p>
          </table:table-cell>
          <table:table-cell table:style-name="Table4.A1" office:value-type="string">
            <text:p text:style-name="P157">HISAR MANDI</text:p>
          </table:table-cell>
          <table:table-cell table:style-name="Table4.A1" office:value-type="string">
            <text:p text:style-name="P157">20332404156</text:p>
          </table:table-cell>
          <table:table-cell table:style-name="Table4.A1" office:value-type="string">
            <text:p text:style-name="P158"/>
          </table:table-cell>
          <table:table-cell table:style-name="Table4.A1" office:value-type="string">
            <text:p text:style-name="P158">9988848231</text:p>
          </table:table-cell>
          <table:table-cell table:style-name="Table4.A1" office:value-type="string">
            <text:p text:style-name="P158"/>
          </table:table-cell>
          <table:table-cell table:style-name="Table4.A1" office:value-type="string">
            <text:p text:style-name="P158"/>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row>
          <table:table-cell table:style-name="Table4.A1" office:value-type="string">
            <text:p text:style-name="P148">KOTAK</text:p>
          </table:table-cell>
          <table:table-cell table:style-name="Table4.A1" office:value-type="string">
            <text:p text:style-name="P161">KKBK0000811</text:p>
          </table:table-cell>
          <table:table-cell table:style-name="Table4.A1" office:value-type="string">
            <text:p text:style-name="P164"/>
          </table:table-cell>
          <table:table-cell table:style-name="Table4.A1" office:value-type="string">
            <text:p text:style-name="P161">8345582908</text:p>
          </table:table-cell>
          <table:table-cell table:style-name="Table4.A1" office:value-type="string">
            <text:p text:style-name="P158"/>
          </table:table-cell>
          <table:table-cell table:style-name="Table4.A1" office:value-type="string">
            <text:p text:style-name="P158">8708990521</text:p>
          </table:table-cell>
          <table:table-cell table:style-name="Table4.A1" office:value-type="string">
            <text:p text:style-name="P158"/>
          </table:table-cell>
          <table:table-cell table:style-name="Table4.A1" office:value-type="string">
            <text:p text:style-name="P161">483442899</text:p>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row>
          <table:table-cell table:style-name="Table4.A1" office:value-type="string">
            <text:p text:style-name="P148">ICICI</text:p>
          </table:table-cell>
          <table:table-cell table:style-name="Table4.A1" office:value-type="string">
            <text:p text:style-name="P160">ICIC0000172</text:p>
          </table:table-cell>
          <table:table-cell table:style-name="Table4.A1" office:value-type="string">
            <text:p text:style-name="P96"/>
          </table:table-cell>
          <table:table-cell table:style-name="Table4.A1" office:value-type="string">
            <text:p text:style-name="P159">017201553848</text:p>
          </table:table-cell>
          <table:table-cell table:style-name="Table4.A1" office:value-type="string">
            <text:p text:style-name="P159">578345344</text:p>
          </table:table-cell>
          <table:table-cell table:style-name="Table4.A1" office:value-type="string">
            <text:p text:style-name="P158">8708990521</text:p>
          </table:table-cell>
          <table:table-cell table:style-name="Table4.A1" office:value-type="string">
            <text:p text:style-name="P159">No</text:p>
          </table:table-cell>
          <table:table-cell table:style-name="Table4.A1" office:value-type="string">
            <text:p text:style-name="P159"/>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row>
          <table:table-cell table:style-name="Table4.A1" office:value-type="string">
            <text:p text:style-name="P157">PAYTM</text:p>
          </table:table-cell>
          <table:table-cell table:style-name="Table4.A1" office:value-type="string">
            <text:p text:style-name="P157">PYTM0123456</text:p>
          </table:table-cell>
          <table:table-cell table:style-name="Table4.A1" office:value-type="string">
            <text:p text:style-name="P147">---</text:p>
          </table:table-cell>
          <table:table-cell table:style-name="Table4.A1" office:value-type="string">
            <text:p text:style-name="P157">919988848231</text:p>
          </table:table-cell>
          <table:table-cell table:style-name="Table4.A1" office:value-type="string">
            <text:p text:style-name="P157"/>
          </table:table-cell>
          <table:table-cell table:style-name="Table4.A1" office:value-type="string">
            <text:p text:style-name="P157">9988848231</text:p>
          </table:table-cell>
          <table:table-cell table:style-name="Table4.A1" office:value-type="string">
            <text:p text:style-name="P157"/>
          </table:table-cell>
          <table:table-cell table:style-name="Table4.A1" office:value-type="string">
            <text:p text:style-name="P157"/>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row>
          <table:table-cell table:style-name="Table4.A1" office:value-type="string">
            <text:p text:style-name="P148">POST OFFICE</text:p>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158"/>
          </table:table-cell>
          <table:table-cell table:style-name="Table4.A1" office:value-type="string">
            <text:p text:style-name="P158">9988848231</text:p>
          </table:table-cell>
          <table:table-cell table:style-name="Table4.A1" office:value-type="string">
            <text:p text:style-name="P158"/>
          </table:table-cell>
          <table:table-cell table:style-name="Table4.A1" office:value-type="string">
            <text:p text:style-name="P158"/>
          </table:table-cell>
        </table:table-row>
        <table:table-row>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cell table:style-name="Table4.A1" office:value-type="string">
            <text:p text:style-name="P96"/>
          </table:table-cell>
        </table:table-row>
      </table:table>
      <text:p text:style-name="P2"/>
      <text:p text:style-name="P3"/>
      <text:p text:style-name="P30">DEBIT CARD DETAILS</text:p>
      <text:p text:style-name="P5"/>
      <table:table table:name="Table5" table:style-name="Table5">
        <table:table-column table:style-name="Table5.A"/>
        <table:table-column table:style-name="Table5.B"/>
        <table:table-column table:style-name="Table5.C"/>
        <table:table-column table:style-name="Table5.B" table:number-columns-repeated="2"/>
        <table:table-column table:style-name="Table5.C"/>
        <table:table-column table:style-name="Table5.A"/>
        <table:table-row>
          <table:table-cell table:style-name="Table5.A1" office:value-type="string">
            <text:p text:style-name="P152">Bank </text:p>
          </table:table-cell>
          <table:table-cell table:style-name="Table5.A1" office:value-type="string">
            <text:p text:style-name="P152">Card No :</text:p>
          </table:table-cell>
          <table:table-cell table:style-name="Table5.A1" office:value-type="string">
            <text:p text:style-name="P152">Expiry date</text:p>
          </table:table-cell>
          <table:table-cell table:style-name="Table5.A1" office:value-type="string">
            <text:p text:style-name="P152">Name on card</text:p>
          </table:table-cell>
          <table:table-cell table:style-name="Table5.A1" office:value-type="string">
            <text:p text:style-name="P152">cvv</text:p>
          </table:table-cell>
          <table:table-cell table:style-name="Table5.A1" office:value-type="string">
            <text:p text:style-name="P153">Card type</text:p>
          </table:table-cell>
          <table:table-cell table:style-name="Table5.A1" office:value-type="string">
            <text:p text:style-name="P153">MOBILE</text:p>
          </table:table-cell>
        </table:table-row>
        <table:table-row>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row>
        <table:table-row>
          <table:table-cell table:style-name="Table5.A1" office:value-type="string">
            <text:p text:style-name="P153">SBI</text:p>
          </table:table-cell>
          <table:table-cell table:style-name="Table5.A1" office:value-type="string">
            <text:p text:style-name="P156">4591- 1503 -5458 - 3817</text:p>
          </table:table-cell>
          <table:table-cell table:style-name="Table5.A1" office:value-type="string">
            <text:p text:style-name="P156">11/23</text:p>
          </table:table-cell>
          <table:table-cell table:style-name="Table5.A1" office:value-type="string">
            <text:p text:style-name="P156">PULKIT MADAAN</text:p>
          </table:table-cell>
          <table:table-cell table:style-name="Table5.A1" office:value-type="string">
            <text:p text:style-name="P156">691</text:p>
          </table:table-cell>
          <table:table-cell table:style-name="Table5.A1" office:value-type="string">
            <text:p text:style-name="P156">VISA</text:p>
          </table:table-cell>
          <table:table-cell table:style-name="Table5.A1" office:value-type="string">
            <text:p text:style-name="P154">9988848231</text:p>
          </table:table-cell>
        </table:table-row>
        <table:table-row>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row>
        <table:table-row>
          <table:table-cell table:style-name="Table5.A1" office:value-type="string">
            <text:p text:style-name="P153">ICICI</text:p>
          </table:table-cell>
          <table:table-cell table:style-name="Table5.A1" office:value-type="string">
            <text:p text:style-name="P154">2229- 4001- <text:s/>7200 - 0351</text:p>
          </table:table-cell>
          <table:table-cell table:style-name="Table5.A1" office:value-type="string">
            <text:p text:style-name="P154">04/28</text:p>
          </table:table-cell>
          <table:table-cell table:style-name="Table5.A1" office:value-type="string">
            <text:p text:style-name="P154">PULKIT MADAAN</text:p>
          </table:table-cell>
          <table:table-cell table:style-name="Table5.A1" office:value-type="string">
            <text:p text:style-name="P154">551</text:p>
          </table:table-cell>
          <table:table-cell table:style-name="Table5.A1" office:value-type="string">
            <text:p text:style-name="P154">Master card</text:p>
          </table:table-cell>
          <table:table-cell table:style-name="Table5.A1" office:value-type="string">
            <text:p text:style-name="P154">8708990521</text:p>
          </table:table-cell>
        </table:table-row>
        <table:table-row>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row>
        <table:table-row>
          <table:table-cell table:style-name="Table5.A1" office:value-type="string">
            <text:p text:style-name="P163">KOTAK</text:p>
          </table:table-cell>
          <table:table-cell table:style-name="Table5.A1" office:value-type="string">
            <text:p text:style-name="P161">4594- 5301 -1168 - 3553</text:p>
          </table:table-cell>
          <table:table-cell table:style-name="Table5.A1" office:value-type="string">
            <text:p text:style-name="P161">10/25</text:p>
          </table:table-cell>
          <table:table-cell table:style-name="Table5.A1" office:value-type="string">
            <text:p text:style-name="P154">PULKIT MADAAN</text:p>
          </table:table-cell>
          <table:table-cell table:style-name="Table5.E7" office:value-type="float" office:value="145">
            <text:p text:style-name="P162">145</text:p>
          </table:table-cell>
          <table:table-cell table:style-name="Table5.A1" office:value-type="string">
            <text:p text:style-name="P165">VISA</text:p>
          </table:table-cell>
          <table:table-cell table:style-name="Table5.A1" office:value-type="string">
            <text:p text:style-name="P154">8708990521</text:p>
          </table:table-cell>
        </table:table-row>
        <table:table-row>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row>
        <table:table-row>
          <table:table-cell table:style-name="Table5.A1" office:value-type="string">
            <text:p text:style-name="P153">PAYTM</text:p>
          </table:table-cell>
          <table:table-cell table:style-name="Table5.A1" office:value-type="string">
            <text:p text:style-name="P156">6080- 3202-0950 - 6825</text:p>
          </table:table-cell>
          <table:table-cell table:style-name="Table5.A1" office:value-type="string">
            <text:p text:style-name="P156">03/26</text:p>
          </table:table-cell>
          <table:table-cell table:style-name="Table5.A1" office:value-type="string">
            <text:p text:style-name="P155">PULKIT MADAAN</text:p>
          </table:table-cell>
          <table:table-cell table:style-name="Table5.A1" office:value-type="string">
            <text:p text:style-name="P156">538</text:p>
          </table:table-cell>
          <table:table-cell table:style-name="Table5.A1" office:value-type="string">
            <text:p text:style-name="P156">RUPAY CARD</text:p>
          </table:table-cell>
          <table:table-cell table:style-name="Table5.A1" office:value-type="string">
            <text:p text:style-name="P154">9988848231</text:p>
          </table:table-cell>
        </table:table-row>
        <table:table-row>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cell table:style-name="Table5.A1" office:value-type="string">
            <text:p text:style-name="P96"/>
          </table:table-cell>
        </table:table-row>
        <table:table-row table:style-name="Table5.11">
          <table:table-cell table:style-name="Table5.A1" office:value-type="string">
            <text:p text:style-name="P146">POST OFFICE</text:p>
          </table:table-cell>
          <table:table-cell table:style-name="Table5.B11" office:value-type="string">
            <text:p text:style-name="P96">-</text:p>
          </table:table-cell>
          <table:table-cell table:style-name="Table5.B11" office:value-type="string">
            <text:p text:style-name="P96">-</text:p>
          </table:table-cell>
          <table:table-cell table:style-name="Table5.B11" office:value-type="string">
            <text:p text:style-name="P96">-</text:p>
          </table:table-cell>
          <table:table-cell table:style-name="Table5.B11" office:value-type="string">
            <text:p text:style-name="P96">-</text:p>
          </table:table-cell>
          <table:table-cell table:style-name="Table5.B11" office:value-type="string">
            <text:p text:style-name="P96">-</text:p>
          </table:table-cell>
          <table:table-cell table:style-name="Table5.B11" office:value-type="string">
            <text:p text:style-name="P154">9988848231</text:p>
          </table:table-cell>
        </table:table-row>
      </table:table>
      <text:p text:style-name="P5"/>
      <text:p text:style-name="P31">upi id</text:p>
      <text:p text:style-name="P31"/>
      <table:table table:name="Table9" table:style-name="Table9">
        <table:table-column table:style-name="Table9.A"/>
        <table:table-column table:style-name="Table9.B"/>
        <table:table-row table:style-name="Table9.1">
          <table:table-cell table:style-name="Table9.A1" office:value-type="string">
            <text:p text:style-name="P169">Kotak </text:p>
          </table:table-cell>
          <table:table-cell table:style-name="Table9.A1" office:value-type="string">
            <text:p text:style-name="P170">8708990521@kotak</text:p>
          </table:table-cell>
        </table:table-row>
        <table:table-row>
          <table:table-cell table:style-name="Table9.A1" office:value-type="string">
            <text:p text:style-name="P169">icici</text:p>
          </table:table-cell>
          <table:table-cell table:style-name="Table9.A1" office:value-type="string">
            <text:p text:style-name="P96"/>
          </table:table-cell>
        </table:table-row>
        <table:table-row>
          <table:table-cell table:style-name="Table9.A1" office:value-type="string">
            <text:p text:style-name="P169">paytm</text:p>
          </table:table-cell>
          <table:table-cell table:style-name="Table9.A1" office:value-type="string">
            <text:p text:style-name="P171">9988848231@paytm</text:p>
          </table:table-cell>
        </table:table-row>
        <table:table-row>
          <table:table-cell table:style-name="Table9.A1" office:value-type="string">
            <text:p text:style-name="P169">SBI</text:p>
            <text:p text:style-name="P169"/>
          </table:table-cell>
          <table:table-cell table:style-name="Table9.A1" office:value-type="string">
            <text:p text:style-name="P96"/>
          </table:table-cell>
        </table:table-row>
        <table:table-row>
          <table:table-cell table:style-name="Table9.A1" office:value-type="string">
            <text:p text:style-name="P169">postoffice</text:p>
          </table:table-cell>
          <table:table-cell table:style-name="Table9.A1" office:value-type="string">
            <text:p text:style-name="P96"/>
          </table:table-cell>
        </table:table-row>
        <table:table-row>
          <table:table-cell table:style-name="Table9.A1" office:value-type="string">
            <text:p text:style-name="P169">Google pay</text:p>
          </table:table-cell>
          <table:table-cell table:style-name="Table9.A1" office:value-type="string">
            <text:p text:style-name="P171">pulkitmadaan1997@okhdfcbank</text:p>
          </table:table-cell>
        </table:table-row>
        <table:table-row>
          <table:table-cell table:style-name="Table9.A1" office:value-type="string">
            <text:p text:style-name="P169">Phone pe</text:p>
          </table:table-cell>
          <table:table-cell table:style-name="Table9.A1" office:value-type="string">
            <text:p text:style-name="P96"/>
          </table:table-cell>
        </table:table-row>
        <table:table-row>
          <table:table-cell table:style-name="Table9.A1" office:value-type="string">
            <text:p text:style-name="P169"/>
          </table:table-cell>
          <table:table-cell table:style-name="Table9.A1" office:value-type="string">
            <text:p text:style-name="P96"/>
          </table:table-cell>
        </table:table-row>
      </table:table>
      <text:p text:style-name="P26"><text:soft-page-break/></text:p>
      <text:p text:style-name="P25"/>
      <text:p text:style-name="P25"><text:span text:style-name="T1">Monthly </text:span><text:span text:style-name="T2">saving chart</text:span></text:p>
      <text:p text:style-name="P1"/>
      <table:table table:name="Table2" table:style-name="Table2">
        <table:table-column table:style-name="Table2.A" table:number-columns-repeated="3"/>
        <table:table-column table:style-name="Table2.D"/>
        <table:table-row>
          <table:table-cell table:style-name="Table2.A1" office:value-type="string">
            <text:p text:style-name="P114">savings</text:p>
          </table:table-cell>
          <table:table-cell table:style-name="Table2.A1" office:value-type="string">
            <text:p text:style-name="P114">Price </text:p>
          </table:table-cell>
          <table:table-cell table:style-name="Table2.A1" office:value-type="string">
            <text:p text:style-name="P114">bank</text:p>
          </table:table-cell>
          <table:table-cell table:style-name="Table2.A1" office:value-type="string">
            <text:p text:style-name="P114">reason</text:p>
          </table:table-cell>
        </table:table-row>
        <table:table-row>
          <table:table-cell table:style-name="Table2.A1" office:value-type="string">
            <text:p text:style-name="P113"/>
          </table:table-cell>
          <table:table-cell table:style-name="Table2.A1" office:value-type="string">
            <text:p text:style-name="P114"/>
          </table:table-cell>
          <table:table-cell table:style-name="Table2.A1" office:value-type="string">
            <text:p text:style-name="P114"/>
          </table:table-cell>
          <table:table-cell table:style-name="Table2.A1" office:value-type="string">
            <text:p text:style-name="P114"/>
          </table:table-cell>
        </table:table-row>
        <table:table-row>
          <table:table-cell table:style-name="Table2.A1" office:value-type="string">
            <text:p text:style-name="P112">Monthly</text:p>
          </table:table-cell>
          <table:table-cell table:style-name="Table2.A1" office:value-type="string">
            <text:p text:style-name="P112">5000</text:p>
          </table:table-cell>
          <table:table-cell table:style-name="Table2.A1" office:value-type="string">
            <text:p text:style-name="P112">icici</text:p>
          </table:table-cell>
          <table:table-cell table:style-name="Table2.A1" office:value-type="string">
            <text:p text:style-name="P117">Future ke liye</text:p>
          </table:table-cell>
        </table:table-row>
        <table:table-row>
          <table:table-cell table:style-name="Table2.A1" office:value-type="string">
            <text:p text:style-name="P112">Monthly </text:p>
          </table:table-cell>
          <table:table-cell table:style-name="Table2.A1" office:value-type="string">
            <text:p text:style-name="P117">1000</text:p>
          </table:table-cell>
          <table:table-cell table:style-name="Table2.A1" office:value-type="string">
            <text:p text:style-name="P112">icici</text:p>
          </table:table-cell>
          <table:table-cell table:style-name="Table2.A1" office:value-type="string">
            <text:p text:style-name="P117">Mobile Recharge + <text:s/>Health insuarance + bank charges</text:p>
          </table:table-cell>
        </table:table-row>
        <table:table-row>
          <table:table-cell table:style-name="Table2.A1" office:value-type="string">
            <text:p text:style-name="P168">Monthly</text:p>
          </table:table-cell>
          <table:table-cell table:style-name="Table2.A1" office:value-type="string">
            <text:p text:style-name="P168">500</text:p>
          </table:table-cell>
          <table:table-cell table:style-name="Table2.A1" office:value-type="string">
            <text:p text:style-name="P168">kotak</text:p>
          </table:table-cell>
          <table:table-cell table:style-name="Table2.A1" office:value-type="string">
            <text:p text:style-name="P168">Crypto sip</text:p>
          </table:table-cell>
        </table:table-row>
        <table:table-row>
          <table:table-cell table:style-name="Table2.A1" office:value-type="string">
            <text:p text:style-name="P174">Monthly</text:p>
          </table:table-cell>
          <table:table-cell table:style-name="Table2.A1" office:value-type="string">
            <text:p text:style-name="P174">1000</text:p>
          </table:table-cell>
          <table:table-cell table:style-name="Table2.A1" office:value-type="string">
            <text:p text:style-name="P174">Paytm payment bank</text:p>
          </table:table-cell>
          <table:table-cell table:style-name="Table2.A1" office:value-type="string">
            <text:p text:style-name="P174">travelling</text:p>
          </table:table-cell>
        </table:table-row>
        <table:table-row>
          <table:table-cell table:style-name="Table2.A1" office:value-type="string">
            <text:p text:style-name="P168">Monthly</text:p>
          </table:table-cell>
          <table:table-cell table:style-name="Table2.A1" office:value-type="string">
            <text:p text:style-name="P173">1000</text:p>
          </table:table-cell>
          <table:table-cell table:style-name="Table2.A1" office:value-type="string">
            <text:p text:style-name="P173">Paytm payment bank</text:p>
          </table:table-cell>
          <table:table-cell table:style-name="Table2.A1" office:value-type="string">
            <text:p text:style-name="P168">rd</text:p>
          </table:table-cell>
        </table:table-row>
        <table:table-row>
          <table:table-cell table:style-name="Table2.A1" office:value-type="string">
            <text:p text:style-name="P168">Monthly</text:p>
          </table:table-cell>
          <table:table-cell table:style-name="Table2.A1" office:value-type="string">
            <text:p text:style-name="P168">-</text:p>
          </table:table-cell>
          <table:table-cell table:style-name="Table2.A1" office:value-type="string">
            <text:p text:style-name="P168">-</text:p>
          </table:table-cell>
          <table:table-cell table:style-name="Table2.A1" office:value-type="string">
            <text:p text:style-name="P168">ppf</text:p>
          </table:table-cell>
        </table:table-row>
        <table:table-row>
          <table:table-cell table:style-name="Table2.A1" office:value-type="string">
            <text:p text:style-name="P168">Monthly</text:p>
          </table:table-cell>
          <table:table-cell table:style-name="Table2.A1" office:value-type="string">
            <text:p text:style-name="P168">-</text:p>
          </table:table-cell>
          <table:table-cell table:style-name="Table2.A1" office:value-type="string">
            <text:p text:style-name="P168">-</text:p>
          </table:table-cell>
          <table:table-cell table:style-name="Table2.A1" office:value-type="string">
            <text:p text:style-name="P168">sip</text:p>
          </table:table-cell>
        </table:table-row>
        <table:table-row>
          <table:table-cell table:style-name="Table2.A1" office:value-type="string">
            <text:p text:style-name="P168">Monthly</text:p>
          </table:table-cell>
          <table:table-cell table:style-name="Table2.A1" office:value-type="string">
            <text:p text:style-name="P168">-</text:p>
          </table:table-cell>
          <table:table-cell table:style-name="Table2.A1" office:value-type="string">
            <text:p text:style-name="P168">-</text:p>
          </table:table-cell>
          <table:table-cell table:style-name="Table2.A1" office:value-type="string">
            <text:p text:style-name="P168">Gold </text:p>
          </table:table-cell>
        </table:table-row>
      </table:table>
      <text:p text:style-name="P12"/>
      <text:p text:style-name="P27"><text:span text:style-name="T12">D</text:span>aily <text:span text:style-name="T12">W</text:span>ork <text:span text:style-name="T12">D</text:span>one </text:p>
      <text:p text:style-name="P13"/>
      <table:table table:name="Table6" table:style-name="Table6">
        <table:table-column table:style-name="Table6.A"/>
        <table:table-column table:style-name="Table6.B"/>
        <table:table-row>
          <table:table-cell table:style-name="Table6.A1" office:value-type="string">
            <text:p text:style-name="P116">tasks</text:p>
          </table:table-cell>
          <table:table-cell table:style-name="Table6.A1" office:value-type="string">
            <text:p text:style-name="P115">total</text:p>
          </table:table-cell>
        </table:table-row>
        <table:table-row>
          <table:table-cell table:style-name="Table6.A1" office:value-type="string">
            <text:p text:style-name="P166">Incresae subscriber </text:p>
          </table:table-cell>
          <table:table-cell table:style-name="Table6.A1" office:value-type="string">
            <text:p text:style-name="P166">5</text:p>
          </table:table-cell>
        </table:table-row>
        <table:table-row>
          <table:table-cell table:style-name="Table6.A1" office:value-type="string">
            <text:p text:style-name="P166">Instagram post</text:p>
          </table:table-cell>
          <table:table-cell table:style-name="Table6.A1" office:value-type="string">
            <text:p text:style-name="P166">1</text:p>
          </table:table-cell>
        </table:table-row>
        <table:table-row>
          <table:table-cell table:style-name="Table6.A1" office:value-type="string">
            <text:p text:style-name="P166">Read novel</text:p>
          </table:table-cell>
          <table:table-cell table:style-name="Table6.A1" office:value-type="string">
            <text:p text:style-name="P166">1 (so that you can finish it in a week)</text:p>
          </table:table-cell>
        </table:table-row>
        <table:table-row>
          <table:table-cell table:style-name="Table6.A1" office:value-type="string">
            <text:p text:style-name="P166"/>
          </table:table-cell>
          <table:table-cell table:style-name="Table6.A1" office:value-type="string">
            <text:p text:style-name="P166"/>
          </table:table-cell>
        </table:table-row>
        <table:table-row table:style-name="Table6.6">
          <table:table-cell table:style-name="Table6.A1" office:value-type="string">
            <text:p text:style-name="P172"><text:span text:style-name="T14">Gold rate</text:span> --- <text:span text:style-name="T14">share market </text:span><text:s/>-- <text:span text:style-name="T14">cryptocurrency <text:s/></text:span>check karna ha</text:p>
          </table:table-cell>
          <table:table-cell table:style-name="Table6.A1" office:value-type="string">
            <text:p text:style-name="P172">Isse seekhna ha, or rate note kr lo ek book bana lo alag se</text:p>
          </table:table-cell>
        </table:table-row>
      </table:table>
      <text:p text:style-name="P13"/>
      <text:p text:style-name="P13"/>
      <text:p text:style-name="P28">Weekly Work Done</text:p>
      <text:p text:style-name="P14"/>
      <table:table table:name="Table7" table:style-name="Table7">
        <table:table-column table:style-name="Table7.A"/>
        <table:table-row>
          <table:table-cell table:style-name="Table7.A1" office:value-type="string">
            <text:p text:style-name="P116">Youtube video AIR</text:p>
          </table:table-cell>
        </table:table-row>
        <table:table-row>
          <table:table-cell table:style-name="Table7.A1" office:value-type="string">
            <text:p text:style-name="P167">Thumbnail</text:p>
          </table:table-cell>
        </table:table-row>
        <table:table-row>
          <table:table-cell table:style-name="Table7.A1" office:value-type="string">
            <text:p text:style-name="P167">ppt</text:p>
          </table:table-cell>
        </table:table-row>
        <table:table-row>
          <table:table-cell table:style-name="Table7.A1" office:value-type="string">
            <text:p text:style-name="P167">Video record</text:p>
          </table:table-cell>
        </table:table-row>
        <table:table-row>
          <table:table-cell table:style-name="Table7.A1" office:value-type="string">
            <text:p text:style-name="P167">Editing</text:p>
          </table:table-cell>
        </table:table-row>
        <table:table-row>
          <table:table-cell table:style-name="Table7.A1" office:value-type="string">
            <text:p text:style-name="P167">Tags and description</text:p>
          </table:table-cell>
        </table:table-row>
        <table:table-row>
          <table:table-cell table:style-name="Table7.A1" office:value-type="string">
            <text:p text:style-name="P167">Next video topic</text:p>
          </table:table-cell>
        </table:table-row>
        <table:table-row>
          <table:table-cell table:style-name="Table7.A1" office:value-type="string">
            <text:p text:style-name="P167"/>
          </table:table-cell>
        </table:table-row>
        <table:table-row>
          <table:table-cell table:style-name="Table7.A1" office:value-type="string">
            <text:p text:style-name="P116">Novel</text:p>
          </table:table-cell>
        </table:table-row>
        <table:table-row>
          <table:table-cell table:style-name="Table7.A1" office:value-type="string">
            <text:p text:style-name="P167">1 novel 1 week </text:p>
          </table:table-cell>
        </table:table-row>
      </table:table>
      <text:p text:style-name="P14"/>
      <text:p text:style-name="P14"/>
      <text:p text:style-name="P28">Monthly</text:p>
      <text:p text:style-name="P28"/>
      <table:table table:name="Table8" table:style-name="Table8">
        <table:table-column table:style-name="Table8.A"/>
        <table:table-row>
          <table:table-cell table:style-name="Table8.A1" office:value-type="string">
            <text:p text:style-name="P167">1 movie / webseries</text:p>
          </table:table-cell>
        </table:table-row>
      </table:table>
      <text:p text:style-name="P14"/>
      <text:p text:style-name="P22"/>
      <text:p text:style-name="P22"/>
      <text:p text:style-name="P22"/>
      <text:p text:style-name="P22"/>
      <text:p text:style-name="P22"/>
      <text:p text:style-name="P22"><text:soft-page-break/></text:p>
      <text:p text:style-name="P35"><text:span text:style-name="T21">life changing </text:span>courses</text:p>
      <text:p text:style-name="P36"/>
      <text:p text:style-name="P36"/>
      <text:p text:style-name="P36">Startup course <text:span text:style-name="T68">@ ankur warikoo</text:span></text:p>
      <text:p text:style-name="P36">investment in crypto <text:s/><text:span text:style-name="T68">@find the best one </text:span></text:p>
      <text:p text:style-name="P36">gsuite course <text:s/><text:span text:style-name="T68">@udemy </text:span></text:p>
      <text:p text:style-name="P36">digital marketing course <text:span text:style-name="T58">12 in 1 <text:s text:c="3"/>@udemy</text:span></text:p>
      <text:p text:style-name="P37">share market course <text:span text:style-name="T68">@rachna ranade</text:span></text:p>
      <text:p text:style-name="P36"><text:s/></text:p>
      <text:p text:style-name="P48">microsoft excel <text:s text:c="6"/>from beginer to advance @udemy</text:p>
      <text:p text:style-name="P48">meditation and the evolution of consciousness with daaji @udemy</text:p>
      <text:p text:style-name="P48">career hacking: worlds bestselling <text:s/>job search course <text:s text:c="2"/>@ud<text:tab/>emy </text:p>
      <text:p text:style-name="P48">the complete communication <text:s/>skills master class of life @udemy</text:p>
      <text:p text:style-name="P48">write better email: tactics for smarter <text:s/>team communication @ udemy </text:p>
      <text:p text:style-name="P48">self-confidence: 40 minute confidence <text:s/>and self esteem guide @udemy </text:p>
      <text:p text:style-name="P50">become a superlearner 2: learn speed reading and boost memory @udemy</text:p>
      <text:p text:style-name="P50">productivity and time management for the overwhelmed @udemy</text:p>
      <text:p text:style-name="P50">an entire mba in 1 course : award winning business school prof @udemy</text:p>
      <text:p text:style-name="P50">the compete business plan course (includes 50 templates) <text:span text:style-name="T59">@udemy</text:span></text:p>
      <text:p text:style-name="P52">sales training: practical sales techniques @udemy</text:p>
      <text:p text:style-name="P52">ask better questions- build better relationship @udemy</text:p>
      <text:p text:style-name="P50"/>
      <text:p text:style-name="P38"/>
      <text:p text:style-name="P38"/>
      <text:p text:style-name="P38"/>
      <text:p text:style-name="P73">Educational (realted to IT field)</text:p>
      <text:p text:style-name="P39"/>
      <text:p text:style-name="P39">coding ninja <text:s text:c="2"/>(web development)</text:p>
      <text:p text:style-name="P40">devops (edunix)</text:p>
      <text:p text:style-name="P40">git(udemy)</text:p>
      <text:p text:style-name="P40">django(udemy)</text:p>
      <text:p text:style-name="P40"/>
      <text:p text:style-name="P40"/>
      <text:p text:style-name="P40"/>
      <text:p text:style-name="P74">comapany level ke tools seekhne hai</text:p>
      <text:p text:style-name="P74"/>
      <text:p text:style-name="P40">search for the right tool in your field</text:p>
      <text:p text:style-name="P40"/>
      <text:p text:style-name="P40"/>
      <text:p text:style-name="P40"/>
      <text:p text:style-name="P74">certifications (jitni ho sake utni lo )</text:p>
      <text:p text:style-name="P40"/>
      <text:p text:style-name="P40">cloud computing</text:p>
      <text:p text:style-name="P40">agile scrum certification </text:p>
      <text:p text:style-name="P41"><text:soft-page-break/>jo bhi certification mile kr lo.</text:p>
      <text:p text:style-name="P41">Logo ke linked in account dekho unhone kon kon si certification kari ha.</text:p>
      <text:p text:style-name="P72">Linked badge bhi achieve karna ha.</text:p>
      <text:p text:style-name="P85"/>
      <text:p text:style-name="P85"/>
      <text:p text:style-name="P75">Useful application and website </text:p>
      <text:p text:style-name="P85"/>
      <text:p text:style-name="P85"/>
      <text:p text:style-name="P42">record maintanince ke liye find karni hai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94"><text:span text:style-name="T23">Novels</text:span> </text:p>
      <text:p text:style-name="P86"/>
      <text:p text:style-name="P86"/>
      <text:p text:style-name="P86"/>
      <text:list xml:id="list3401984194" text:style-name="L1">
        <text:list-item>
          <text:p text:style-name="P191"><text:span text:style-name="T25">T</text:span>hink and grow rich <text:s text:c="2"/>(<text:span text:style-name="T56">napolean hill</text:span>)</text:p>
          <text:p text:style-name="P191"/>
        </text:list-item>
        <text:list-item>
          <text:p text:style-name="P192"><text:span text:style-name="T25">T</text:span>he crossroads of should and must find follow your passion <text:s/>(<text:span text:style-name="T56">elle luna</text:span>)</text:p>
          <text:p text:style-name="P193"/>
        </text:list-item>
        <text:list-item>
          <text:p text:style-name="P192"><text:span text:style-name="T64">T</text:span><text:span text:style-name="T63">he psychology of money</text:span> (<text:span text:style-name="T56">morgan housel</text:span>)</text:p>
          <text:p text:style-name="P194"/>
        </text:list-item>
        <text:list-item>
          <text:p text:style-name="P196"><text:span text:style-name="T16">Bold: How to go big, create wealth and impact the world (</text:span><text:span text:style-name="T27">Peter H. Diamandis</text:span><text:span text:style-name="T26">)</text:span></text:p>
          <text:p text:style-name="P195"/>
        </text:list-item>
        <text:list-item>
          <text:p text:style-name="P196"><text:span text:style-name="T16">Sapiens the brief history of human kinds (</text:span><text:span text:style-name="T27">Yuval Noah Harari</text:span><text:span text:style-name="T26">)</text:span></text:p>
          <text:p text:style-name="P195"/>
        </text:list-item>
        <text:list-item>
          <text:p text:style-name="P196"><text:span text:style-name="T16">Sell like crazy (</text:span><text:span text:style-name="T57">sabri suby</text:span><text:span text:style-name="T16">)</text:span></text:p>
          <text:p text:style-name="P195"/>
        </text:list-item>
        <text:list-item>
          <text:p text:style-name="P195">Zero to one <text:s/><text:span text:style-name="T62">(</text:span><text:span text:style-name="T56">peter theil</text:span>)</text:p>
        </text:list-item>
        <text:list-item>
          <text:h text:style-name="P186" text:outline-level="1"><text:bookmark text:name="productTitle"/><text:bookmark text:name="title"/><text:span text:style-name="T29">The Defining Decade: Why Your Twenties Matter and How to Make the Most of Them Now (</text:span><text:span text:style-name="T33">Meg jay</text:span><text:span text:style-name="T29">)</text:span></text:h>
        </text:list-item>
        <text:list-item>
          <text:h text:style-name="P188" text:outline-level="1"><text:bookmark text:name="productTitle1"/><text:bookmark text:name="title1"/><text:span text:style-name="T31">The Art of Communicating </text:span><text:span text:style-name="T32">(</text:span><text:span text:style-name="T28">Thich Nhat Hanh</text:span><text:span text:style-name="T32">)</text:span></text:h>
        </text:list-item>
        <text:list-item>
          <text:h text:style-name="P187" text:outline-level="1"><text:bookmark text:name="productTitle2"/><text:bookmark text:name="title2"/><text:span text:style-name="T29">Peace Is Every Breath: A Practice for Our Busy Live <text:s text:c="9"/></text:span><text:span text:style-name="T30">(</text:span><text:span text:style-name="T28">Thich Nhat Hanh</text:span><text:span text:style-name="T30">)</text:span></text:h>
        </text:list-item>
        <text:list-item>
          <text:h text:style-name="P188" text:outline-level="1"><text:bookmark text:name="productTitle3"/><text:bookmark text:name="title3"/><text:span text:style-name="T31">The Gifts of Imperfection: Let Go of Who You Think You're Supposed to Be and Embrace Who </text:span><text:span text:style-name="T32">(</text:span><text:span text:style-name="T48">Brené Brown</text:span><text:span text:style-name="T32">)</text:span></text:h>
        </text:list-item>
        <text:list-item>
          <text:h text:style-name="P189" text:outline-level="1"><text:bookmark text:name="productTitle4"/><text:bookmark text:name="title4"/>Year of Yes: How to Dance It Out, Stand In the Sun and Be Your Own Person <text:span text:style-name="T54">(</text:span><text:span text:style-name="T55">Shonda Rhimes</text:span><text:span text:style-name="T54">)</text:span></text:h>
        </text:list-item>
        <text:list-item>
          <text:h text:style-name="P190" text:outline-level="1"><text:bookmark text:name="productTitle5"/><text:bookmark text:name="title5"/><text:span text:style-name="T47">Everything Is F*cked : A Book About Hope</text:span><text:span text:style-name="T44"> <text:s/></text:span><text:span text:style-name="T45">(</text:span><text:span text:style-name="T46">mark mansion</text:span><text:span text:style-name="T45">)</text:span></text:h>
        </text:list-item>
      </text:list>
      <text:p text:style-name="P176"><text:tab/></text:p>
      <text:p text:style-name="P177"><text:span text:style-name="T61">14. </text:span><text:bookmark text:name="title6"/><text:bookmark text:name="productTitle6"/><text:span text:style-name="T34">The Almanack of Naval Ravikant: A Guide to Wealth and Happiness </text:span><text:span text:style-name="T35">(</text:span><text:span text:style-name="T36">Eric Jorgenson</text:span><text:span text:style-name="T35">)</text:span></text:p>
      <text:p text:style-name="P178"><text:span text:style-name="T35">15</text:span><text:bookmark text:name="productTitle7"/><text:bookmark text:name="title7"/><text:span text:style-name="T35">.</text:span><text:span text:style-name="T34">Waking Up Searching for Spirituality Without Religion <text:s text:c="14"/></text:span><text:span text:style-name="T35">(</text:span><text:span text:style-name="T36">Sam Harris</text:span><text:span text:style-name="T35">)</text:span></text:p>
      <text:p text:style-name="P179"><text:soft-page-break/><text:span text:style-name="T40">16.</text:span><text:bookmark text:name="title8"/><text:bookmark text:name="productTitle8"/><text:span text:style-name="T34">The Courage To Be Disliked: How to free yourself, change your life and achieve real happiness <text:s/></text:span><text:span text:style-name="T40">(</text:span><text:span text:style-name="T49">Ichiro Kishimi and Fumitake Koga</text:span><text:span text:style-name="T50">)</text:span></text:p>
      <text:p text:style-name="P180"><text:span text:style-name="T50">1</text:span><text:span text:style-name="T51">7.</text:span><text:span text:style-name="T41">Rich Dad Poor Dad (</text:span><text:span text:style-name="T52">Robert T. Kiyosaki</text:span><text:span text:style-name="T51">)</text:span></text:p>
      <text:p text:style-name="P180"><text:span text:style-name="T41">18.</text:span><text:bookmark text:name="title9"/><text:bookmark text:name="productTitle9"/><text:span text:style-name="T34">The Hard Thing about Hard Thing: Building a Business When There are No Easy Answers </text:span><text:span text:style-name="T41">(</text:span><text:span text:style-name="T37">Ben Horowitz</text:span><text:span text:style-name="T41">)</text:span></text:p>
      <text:p text:style-name="P180"><text:span text:style-name="T41">19)</text:span><text:bookmark text:name="title10"/><text:bookmark text:name="productTitle10"/><text:span text:style-name="T34">Siddhartha An Indian Tale: An Indian Tale</text:span><text:span text:style-name="T41">(</text:span><text:span text:style-name="T37">Hermann Hesse</text:span><text:span text:style-name="T41">)</text:span></text:p>
      <text:p text:style-name="P181"><text:span text:style-name="T42">20)</text:span><text:bookmark text:name="title11"/><text:bookmark text:name="productTitle11"/><text:span text:style-name="T34">No Rules Rules: Netflix and the Culture of Reinvention <text:s text:c="8"/></text:span><text:span text:style-name="T42">(</text:span><text:span text:style-name="T38">Reed Hastings</text:span><text:span text:style-name="T42">)</text:span></text:p>
      <text:p text:style-name="P181"><text:span text:style-name="T42">21. On the Shortness of life (</text:span><text:span text:style-name="T38">Senca</text:span><text:span text:style-name="T42">)</text:span></text:p>
      <text:p text:style-name="P182"><text:span text:style-name="T42">2</text:span><text:span text:style-name="T43">2.</text:span><text:bookmark text:name="title12"/><text:bookmark text:name="productTitle12"/><text:span text:style-name="T34">ReWork: Change the Way You Work Forever <text:s text:c="23"/></text:span><text:span text:style-name="T43">(</text:span><text:span text:style-name="T39">David Heinemeier Hansson</text:span><text:span text:style-name="T43">)</text:span></text:p>
      <text:p text:style-name="P185"/>
      <text:p text:style-name="P184"/>
      <text:p text:style-name="P183"/>
      <text:p text:style-name="P89"/>
      <text:p text:style-name="P89"/>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6">movies/ webseries</text:p>
      <text:p text:style-name="P86"/>
      <text:p text:style-name="P86"/>
      <text:p text:style-name="P90"><text:span text:style-name="T70">T</text:span>he pursuit of happiness</text:p>
      <text:p text:style-name="P91"><text:span text:style-name="T70">S</text:span>chindler’s list</text:p>
      <text:p text:style-name="P92"><text:span text:style-name="T70">T</text:span>he namesake</text:p>
      <text:p text:style-name="P93">Game of thrones </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76">youtube channel to<text:span text:style-name="T24">pics</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88"/>
      <text:p text:style-name="P88"/>
      <text:p text:style-name="P16">novel</text:p>
      <text:p text:style-name="P16">digital marketing grow</text:p>
      <text:p text:style-name="P16">knowledge of it </text:p>
      <text:p text:style-name="P16">stock marketing </text:p>
      <text:p text:style-name="P16">crypto currency</text:p>
      <text:p text:style-name="P16">banking investment schemes</text:p>
      <text:p text:style-name="P16">gyan ka bhandar</text:p>
      <text:p text:style-name="P23">nifty bombay stock exchange </text:p>
      <text:p text:style-name="P23">gold ka rate dekhna, share market </text:p>
      <text:p text:style-name="P15">property ka rate kase bd raha ha,</text:p>
      <text:p text:style-name="P15">govt schemeska fayda kase le, kon kon se schemesha govt ki.</text:p>
      <text:p text:style-name="P24">Sona chandi kase measure kiya jata ha,</text:p>
      <text:p text:style-name="P24">18 carat lena chaiye ki 22 ki 24 <text:tab/><text:tab/></text:p>
      <text:p text:style-name="P15">daily news channel, <text:s/>newspaper, mobile apps</text:p>
      <text:p text:style-name="P17">life basic things :</text:p>
      <text:p text:style-name="P17">maintanance </text:p>
      <text:p text:style-name="P17">management </text:p>
      <text:p text:style-name="P17"><text:soft-page-break/>backup</text:p>
      <text:p text:style-name="P17">agle step ki planing phele se hi</text:p>
      <text:p text:style-name="P4">bank account details</text:p>
      <text:p text:style-name="P32">apni value analysis karni ha or time waste nahi karna to pata karo akpi 1 hour ki value kitni, aap 1 hour mein kitne paise kamate ho</text:p>
      <text:p text:style-name="P4"><text:span text:style-name="T10">net bankin</text:span><text:span text:style-name="T13">g</text:span></text:p>
      <text:p text:style-name="P6">upi id </text:p>
      <text:p text:style-name="P7">JAHA PAISE KHARCH KARTE HO USE KAHI LIKH LIYA KARO</text:p>
      <text:p text:style-name="P6">social media account bhi banane </text:p>
      <text:p text:style-name="P6">telegram </text:p>
      <text:p text:style-name="P6">linkedin </text:p>
      <text:p text:style-name="P6">twitter</text:p>
      <text:p text:style-name="P6">facebook</text:p>
      <text:p text:style-name="P6">instagram</text:p>
      <text:p text:style-name="P6">multiple channel and multiple id banani</text:p>
      <text:p text:style-name="P8">job portals pr account</text:p>
      <text:p text:style-name="P8">mobile mein storage, pulkitmadaan1997valimailactivate karni ha</text:p>
      <text:p text:style-name="P8">pulkitmadaanit pr faltu ki mail band karni hai</text:p>
      <text:p text:style-name="P9">weekly monthly </text:p>
      <text:p text:style-name="P9">yearly target</text:p>
      <text:p text:style-name="P18">digital marketing, g-suit, python, clould</text:p>
      <text:p text:style-name="P19">ek diary mein / or online apne achi cheeze likh lo</text:p>
      <text:p text:style-name="P19">zindagi bhar kam aayengi </text:p>
      <text:p text:style-name="P20">kisi ko bhi apne idea ke bare mein nahi batana sb jalte ha.</text:p>
      <text:p text:style-name="P18"/>
      <text:p text:style-name="P20">Typing speed pr kam karna hai </text:p>
      <text:p text:style-name="P20">mnc company mein vaccancy ka dekhna hai </text:p>
      <text:p text:style-name="P20">body maintain </text:p>
      <text:p text:style-name="P20">standard of living improve karni ha</text:p>
      <text:p text:style-name="P20">Independent hona har cheez ko leke, knowledge lo samne vale se but apna independent hi raho</text:p>
      <text:p text:style-name="P20">emotinal hoke sari bate nahi batani chaiye har kisi ko.</text:p>
      <text:p text:style-name="P21"/>
      <text:p text:style-name="P59">Face pr humesha smile honi chaiye,glow dikhna chaiye face ka</text:p>
      <text:p text:style-name="P46">Apna kam phele hi ready karke rakho .</text:p>
      <text:p text:style-name="P46">Jaise insta pr post dalni ha to phele hi bana ke rakho bs next day post dal do.</text:p>
      <text:p text:style-name="P46">Consistant rahna padega life mein hr jagah.</text:p>
      <text:p text:style-name="P44">Apne college, school, or govt id bank details sb ko sambhal ke rakho </text:p>
      <text:p text:style-name="P43"/>
      <text:p text:style-name="P84">chankaya ne kaha ha agar apni galti se seekhte rahoge to umar beet jayegi dusro ki galti se seekho </text:p>
      <text:p text:style-name="P47"/>
      <text:p text:style-name="P47">youtube pr alag alag id se apni field ke hisab se channel subscrie karne hai </text:p>
      <text:p text:style-name="P43"/>
      <text:p text:style-name="P51">har week/month kisi na kisi topic pr research kiya karo, <text:line-break/>uski ppt banao back up rakho apne pass </text:p>
      <text:p text:style-name="P49">notes kase banaye online </text:p>
      <text:p text:style-name="P43"/>
      <text:p text:style-name="P53"><text:soft-page-break/>twitter linked in insta pr aise logo ko follow karna jo bhout kuch jante hai unke ek post bhout informative hota ha </text:p>
      <text:p text:style-name="P54">deepanshu se mining ka puchna ha, kase karte ha<text:line-break/><text:line-break/>is duniya mein knowledge ki bhook honi chaiye, bhawan ne sabko same dimag diya hai, tumhe khud hi apna time knowledge gain karne pr lagana <text:span text:style-name="T60">hai.<text:line-break/></text:span></text:p>
      <text:p text:style-name="P55">Experts se seekhoge to jaldi samaj ayega sare doubt clear honnge or bhout gyan milega. Or ye log samjhate bhi bilkul basics se hai</text:p>
      <text:p text:style-name="P43"/>
      <text:p text:style-name="P62">har cheez ki respect karni chaiye, apni body ki bhi respect karo</text:p>
      <text:p text:style-name="P62"/>
      <text:p text:style-name="P67">choose your favourite game and play daily.</text:p>
      <text:p text:style-name="P43"/>
      <text:p text:style-name="P45">Apps </text:p>
      <text:p text:style-name="P10"/>
      <text:p text:style-name="P10"><text:span text:style-name="T6">sbi re</text:span><text:span text:style-name="T7">o</text:span><text:span text:style-name="T6">wards/ sbi yon, </text:span><text:span text:style-name="T8">net banking</text:span></text:p>
      <text:p text:style-name="P43"/>
      <text:p text:style-name="P43"/>
      <text:p text:style-name="P57">ek dum se kuch nahi hoga dheere dheree hoga, power of habbit </text:p>
      <text:p text:style-name="P57"/>
      <text:p text:style-name="P56"><text:span text:style-name="T65">Re</text:span>ading daily</text:p>
      <text:p text:style-name="P56"><text:span text:style-name="T65">M</text:span>editate daily</text:p>
      <text:p text:style-name="P56"><text:span text:style-name="T65">W</text:span>orkout</text:p>
      <text:p text:style-name="P56"><text:span text:style-name="T65">Q</text:span>uestions </text:p>
      <text:p text:style-name="P56"><text:span text:style-name="T65">R</text:span>esisting the obivious <text:s/><text:span text:style-name="T65">(</text:span><text:span text:style-name="T22">aisa kuch diffenent karna ha logo se, varna sb same hi rah jayenge</text:span><text:span text:style-name="T65">)</text:span></text:p>
      <text:p text:style-name="P58">Sharing </text:p>
      <text:p text:style-name="P58">Different people ke sath baat kijiye unka experience share kariye</text:p>
      <text:p text:style-name="P58"/>
      <text:p text:style-name="P58"/>
      <text:p text:style-name="P60">akpi s<text:span text:style-name="T69">p</text:span>ending ek level tk hi rahegi usse km nahi <text:span text:style-name="T69">kiya </text:span>ja sakt<text:span text:style-name="T69">a </text:span>but apki income unlimited ho sakti, ye apke hath mein kase kare.</text:p>
      <text:p text:style-name="P77">Don’t try to cut your spending increase your income </text:p>
      <text:p text:style-name="P77"/>
      <text:p text:style-name="P77">valuing your time </text:p>
      <text:p text:style-name="P60">Time is very precious and important, if gone it will not come back, So where are you spending your time .</text:p>
      <text:p text:style-name="P60">If you are not investing your time in important and big things then you are always saving penny and never go up to the really big amount.</text:p>
      <text:p text:style-name="P60"/>
      <text:p text:style-name="P60"><text:span text:style-name="T14">When you are young you can take risks,</text:span> because it is the right time to take risks, it is the right time to invest in assests that can give you much higher returns even if it is comes with <text:s/>higher risks</text:p>
      <text:p text:style-name="P60">invest in stocks</text:p>
      <text:p text:style-name="P60"><text:soft-page-break/>invest in equity </text:p>
      <text:p text:style-name="P60"/>
      <text:p text:style-name="P78">start investing early, investing is a discipline </text:p>
      <text:p text:style-name="P78"/>
      <text:p text:style-name="P61">w<text:span text:style-name="T66">ealth grow karne ke liye apko assets grow karne ha, assets are thing that make you money even you are not spending time on them.</text:span></text:p>
      <text:p text:style-name="P63">Having a house with rental people is an assests.</text:p>
      <text:p text:style-name="P63">Having a business which makes profit is an assets </text:p>
      <text:p text:style-name="P63">owing stocks, where company grows and you make money is an assets </text:p>
      <text:p text:style-name="P78"/>
      <text:p text:style-name="P78"/>
      <text:p text:style-name="P79">Don’t try and time <text:span text:style-name="T67">the market, </text:span><text:span text:style-name="T15"><text:s/></text:span><text:span text:style-name="T17">market kb upar jayegi kb neeche ye kisi ko nahi pata but their should be discipline.</text:span><text:span text:style-name="T18"> The best discipline is monthly discipline.</text:span></text:p>
      <text:p text:style-name="P64">Salary aate hi, 500 -1000 Sip mein dalna bina market ko dekhe, over a long time india ki market grow hi karegi.</text:p>
      <text:p text:style-name="P64"/>
      <text:p text:style-name="P80">Loan/debt kabhi nahi lena<text:span text:style-name="T15"> kisi se bhi, It wiil destroy the habbit of invest.<text:tab/></text:span></text:p>
      <text:p text:style-name="P64"/>
      <text:p text:style-name="P64"/>
      <text:p text:style-name="P81"><text:span text:style-name="T15">Kabhi bhi apne paise ko kisi dusre ke paiso ke sath compare </text:span><text:span text:style-name="T19">na karna, aise karne se aap apni life nahi jee paoge.</text:span></text:p>
      <text:p text:style-name="P65">Your money is your own wealth don’t feel small by comparing yourself with someone else.</text:p>
      <text:p text:style-name="P65">Go and live your life that makes you happy and in control of your money.</text:p>
      <text:p text:style-name="P65"/>
      <text:p text:style-name="P82">The worst way to invest is investing in FOMO</text:p>
      <text:p text:style-name="P64"/>
      <text:p text:style-name="P82">Don’t do Excessive spending,</text:p>
      <text:p text:style-name="P65">agar apki salary 20,000 to 1lakh ka phone mt lijiye.</text:p>
      <text:p text:style-name="P65">Jitni chadar ho utne hi pair failane chaiye.</text:p>
      <text:p text:style-name="P65"/>
      <text:p text:style-name="P66">Agar kuch dream ha lena hi ha, to goal set kijiye or investment kijiye but loan mt lena.</text:p>
      <text:p text:style-name="P66"/>
      <text:p text:style-name="P83">Biggest mistake in Life is chasing money: <text:span text:style-name="T20"><text:s/></text:span><text:span text:style-name="T15">You can never become instantly rich, for becoming rich this requires patiance and discipline.</text:span></text:p>
      <text:p text:style-name="P68"/>
      <text:p text:style-name="P68"/>
      <text:p text:style-name="P68"/>
      <text:p text:style-name="P69">First step to tracking money is create a budget </text:p>
      <text:p text:style-name="P69"/>
      <text:p text:style-name="P69"/>
      <text:p text:style-name="P69"/>
      <text:p text:style-name="P70">you can invest in indian stock</text:p>
      <text:p text:style-name="P70">us stock</text:p>
      <text:p text:style-name="P70"><text:soft-page-break/>startup</text:p>
      <text:p text:style-name="P71">mutual funds </text:p>
      <text:p text:style-name="P70">long term investment karte raho indian stocks mein jo top company ha apni field mei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Arial, sans-serif"/>
    <style:font-face style:name="Helvetica" svg:font-family="Helvetica, Arial, sans-serif"/>
    <style:font-face style:name="Lohit Devanagari1" svg:font-family="'Lohit Devanagari'"/>
    <style:font-face style:name="Roboto" svg:font-family="Roboto, Helvetica, Arial,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3:20:44.139988220</meta:creation-date>
    <dc:date>2021-07-30T00:53:26.037866039</dc:date>
    <meta:editing-duration>P1DT9H32M41S</meta:editing-duration>
    <meta:editing-cycles>37</meta:editing-cycles>
    <meta:generator>LibreOffice/6.4.7.2$Linux_X86_64 LibreOffice_project/40$Build-2</meta:generator>
    <meta:document-statistic meta:table-count="9" meta:image-count="0" meta:object-count="0" meta:page-count="15" meta:paragraph-count="470" meta:word-count="1877" meta:character-count="11503" meta:non-whitespace-character-count="9951"/>
  </office:meta>
</office:document-meta>
</file>